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467a1b" style:font-size-asian="10.5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61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62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63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64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65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66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67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68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69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70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71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7a750" officeooo:paragraph-rsid="0037a750" style:font-size-asian="10.5pt" style:font-weight-asian="normal" style:font-size-complex="12pt" style:font-weight-complex="normal"/>
    </style:style>
    <style:style style:name="P72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9f06f" officeooo:paragraph-rsid="0039f06f" style:font-size-asian="10.5pt" style:font-weight-asian="normal" style:font-size-complex="12pt" style:font-weight-complex="normal"/>
    </style:style>
    <style:style style:name="P73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ca742" officeooo:paragraph-rsid="003ca742" style:font-size-asian="10.5pt" style:font-weight-asian="normal" style:font-size-complex="12pt" style:font-weight-complex="normal"/>
    </style:style>
    <style:style style:name="P74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76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78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865b" officeooo:paragraph-rsid="003d865b" style:font-size-asian="10.5pt" style:font-weight-asian="normal" style:font-size-complex="12pt" style:font-weight-complex="normal"/>
    </style:style>
    <style:style style:name="P79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ee70c" officeooo:paragraph-rsid="003ee70c" style:font-size-asian="10.5pt" style:font-weight-asian="normal" style:font-size-complex="12pt" style:font-weight-complex="normal"/>
    </style:style>
    <style:style style:name="P80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0cf51" officeooo:paragraph-rsid="0040cf51" style:font-size-asian="10.5pt" style:font-weight-asian="normal" style:font-size-complex="12pt" style:font-weight-complex="normal"/>
    </style:style>
    <style:style style:name="P81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ce59" officeooo:paragraph-rsid="0042ce59" style:font-size-asian="10.5pt" style:font-weight-asian="normal" style:font-size-complex="12pt" style:font-weight-complex="normal"/>
    </style:style>
    <style:style style:name="P82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84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86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88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90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fd96" officeooo:paragraph-rsid="0043fd96" style:font-size-asian="10.5pt" style:font-weight-asian="normal" style:font-size-complex="12pt" style:font-weight-complex="normal"/>
    </style:style>
    <style:style style:name="P91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93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95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3e08" officeooo:paragraph-rsid="00463e08" style:font-size-asian="10.5pt" style:font-weight-asian="normal" style:font-size-complex="12pt" style:font-weight-complex="normal"/>
    </style:style>
    <style:style style:name="P96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98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101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P102" style:family="paragraph" style:parent-style-name="Standard" style:list-style-name="L11">
      <style:paragraph-properties fo:text-align="start" style:justify-single-word="false"/>
      <style:text-properties officeooo:rsid="0037a750" officeooo:paragraph-rsid="0037a750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36ca13" style:font-size-asian="10.5pt" style:font-weight-asian="normal" style:font-size-complex="12pt" style:font-weight-complex="normal"/>
    </style:style>
    <style:style style:name="T21" style:family="text">
      <style:text-properties officeooo:rsid="002fca4c"/>
    </style:style>
    <style:style style:name="T22" style:family="text">
      <style:text-properties officeooo:rsid="003137b1"/>
    </style:style>
    <style:style style:name="T23" style:family="text">
      <style:text-properties officeooo:rsid="00347931"/>
    </style:style>
    <style:style style:name="T24" style:family="text">
      <style:text-properties officeooo:rsid="0039f06f"/>
    </style:style>
    <style:style style:name="T25" style:family="text">
      <style:text-properties officeooo:rsid="003ad6c1"/>
    </style:style>
    <style:style style:name="T26" style:family="text">
      <style:text-properties officeooo:rsid="003d0919"/>
    </style:style>
    <style:style style:name="T27" style:family="text">
      <style:text-properties officeooo:rsid="0040cf51"/>
    </style:style>
    <style:style style:name="T28" style:family="text">
      <style:text-properties officeooo:rsid="0042ce59"/>
    </style:style>
    <style:style style:name="T29" style:family="text">
      <style:text-properties officeooo:rsid="0042e669"/>
    </style:style>
    <style:style style:name="T30" style:family="text">
      <style:text-properties officeooo:rsid="0045e2bc"/>
    </style:style>
    <style:style style:name="T31" style:family="text">
      <style:text-properties officeooo:rsid="00467a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óć potem do strony 13 <text:span text:style-name="T1">!!!</text:span></text:p>
      <text:p text:style-name="P2">Abilities—A</text:p>
      <text:p text:style-name="P2"/>
      <text:list xml:id="list977974294" text:style-name="L1">
        <text:list-item>
          <text:p text:style-name="P25">A Smile and a Word (Uśmiech i Słowo)</text:p>
        </text:list-item>
        <text:list-item>
          <text:p text:style-name="P25">Able Assistance (Przydatna Pomoc)</text:p>
        </text:list-item>
        <text:list-item>
          <text:p text:style-name="P25">Absorb Energy (Absorpcja Energii)</text:p>
        </text:list-item>
        <text:list-item>
          <text:p text:style-name="P25">Absorb Kinetic Energy (Absorpcja Energii Kinetycznej)</text:p>
        </text:list-item>
        <text:list-item>
          <text:p text:style-name="P25">Absorb Pure Energy (Absorpcja Czystej Eneergii)</text:p>
        </text:list-item>
        <text:list-item>
          <text:p text:style-name="P25">Accelerate (Akceleracja)</text:p>
        </text:list-item>
        <text:list-item>
          <text:p text:style-name="P25">Acrobatic Attack (Akrobatyczny Atak)</text:p>
        </text:list-item>
        <text:list-item>
          <text:p text:style-name="P25">Action Procesor (Procesor Akcji)</text:p>
        </text:list-item>
        <text:list-item>
          <text:p text:style-name="P25">Adaptation (Adaptacja)</text:p>
        </text:list-item>
        <text:list-item>
          <text:p text:style-name="P25">Adroit Cypher User (Zaawansowany Użytkownik Cypherów)</text:p>
        </text:list-item>
        <text:list-item>
          <text:p text:style-name="P25">Advanced Command (Zaawansowany Rozkaz)</text:p>
        </text:list-item>
        <text:list-item>
          <text:p text:style-name="P25">Advantage to Disadvantage (Atak z Ro<text:span text:style-name="T2">z</text:span>brojeniem)</text:p>
        </text:list-item>
        <text:list-item>
          <text:p text:style-name="P25">Advantages of Being Bi<text:span text:style-name="T3">g</text:span> (Zalety Bycia Dużym)</text:p>
        </text:list-item>
        <text:list-item>
          <text:p text:style-name="P25">Advantages of Being Small (Zalety Bycia Małym)</text:p>
        </text:list-item>
        <text:list-item>
          <text:p text:style-name="P26">Advie From a Friend (Porada od Przyjaciela)</text:p>
        </text:list-item>
        <text:list-item>
          <text:p text:style-name="P26">Again and Again (Znowu i Znowu)</text:p>
        </text:list-item>
        <text:list-item>
          <text:p text:style-name="P26">Ageless (Nieśmiertelny)</text:p>
        </text:list-item>
        <text:list-item>
          <text:p text:style-name="P26">Agent Provocateur (Agent-Prowokator)</text:p>
        </text:list-item>
        <text:list-item>
          <text:p text:style-name="P26">Aggression (Agresja)</text:p>
        </text:list-item>
        <text:list-item>
          <text:p text:style-name="P26">Agile Wit (Szybki Umysł)</text:p>
        </text:list-item>
        <text:list-item>
          <text:p text:style-name="P26">All-Out Con (Wysokie Skupienie)</text:p>
        </text:list-item>
        <text:list-item>
          <text:p text:style-name="P26">Alleviate (Uzdrowienie)</text:p>
        </text:list-item>
        <text:list-item>
          <text:p text:style-name="P26">Alley Rat (Szczur Miejski)</text:p>
        </text:list-item>
        <text:list-item>
          <text:p text:style-name="P26">Always Tinkering (Zawsze Majsterkując)</text:p>
        </text:list-item>
        <text:list-item>
          <text:p text:style-name="P26">Amazing Copying (Cudowne Kopiowanie)</text:p>
        </text:list-item>
        <text:list-item>
          <text:p text:style-name="P26">Amazing Effort (Dodatkowy Wysiłek)</text:p>
        </text:list-item>
        <text:list-item>
          <text:p text:style-name="P26">Amazing Leap (Wielki Skok)</text:p>
        </text:list-item>
        <text:list-item>
          <text:p text:style-name="P26">Ambusher (Czatownik)</text:p>
        </text:list-item>
        <text:list-item>
          <text:p text:style-name="P26">Amplify Sounds (Wzmocnienie Dźwięku)</text:p>
        </text:list-item>
        <text:list-item>
          <text:p text:style-name="P27">Anecdote <text:s/>(Anegdota) </text:p>
        </text:list-item>
        <text:list-item>
          <text:p text:style-name="P27">Animal Scrying (Zwierzęce Szpiegowanie ???)</text:p>
        </text:list-item>
        <text:list-item>
          <text:p text:style-name="P27">Animal Shape (Zwierzęcy Kształt)</text:p>
        </text:list-item>
        <text:list-item>
          <text:p text:style-name="P27">A<text:span text:style-name="T4">nswering Attack (Riposta)</text:span></text:p>
        </text:list-item>
        <text:list-item>
          <text:p text:style-name="P28">Anticipate Attack (Uprzedzanie Ataku)</text:p>
        </text:list-item>
        <text:list-item>
          <text:p text:style-name="P28">Anticipation (Przebłysk)</text:p>
        </text:list-item>
        <text:list-item>
          <text:p text:style-name="P28">Automatic Glow (Automatyczny Blask)</text:p>
        </text:list-item>
        <text:list-item>
          <text:p text:style-name="P28">Applying Your Knowledge (Stosowanie Swojej Wiedzy)</text:p>
        </text:list-item>
        <text:list-item>
          <text:p text:style-name="P28">Apportation (Aportacja)</text:p>
        </text:list-item>
        <text:list-item>
          <text:p text:style-name="P28">Aquatic Combatant (Wodny Wojownik)</text:p>
        </text:list-item>
        <text:list-item>
          <text:p text:style-name="P28">Arc Spraw (Potrójny Wystrzał)</text:p>
        </text:list-item>
        <text:list-item>
          <text:p text:style-name="P28">Arcane Flare (Magiczny Błysk)</text:p>
        </text:list-item>
        <text:list-item>
          <text:p text:style-name="P28">Artifact Scavenger (<text:span text:style-name="T5">Artefakty z Odzysku)</text:span></text:p>
        </text:list-item>
        <text:list-item>
          <text:p text:style-name="P29">Artifact Tinkerer (Mechanik Artefaktów)</text:p>
        </text:list-item>
        <text:list-item>
          <text:p text:style-name="P29">As Foretold in Prophercy (Jak Przepowiedziano)</text:p>
        </text:list-item>
        <text:list-item>
          <text:p text:style-name="P29">As if One Cr<text:span text:style-name="T6">e</text:span>ature (Jak Jedna Istota)</text:p>
        </text:list-item>
        <text:list-item>
          <text:p text:style-name="P30">Assassin Skills (Umiejętności Zabójcy)</text:p>
        </text:list-item>
        <text:list-item>
          <text:p text:style-name="P30">Assasin Strike (Cios Skrytobójcy)</text:p>
        </text:list-item>
        <text:list-item>
          <text:p text:style-name="P30">Asserting Your Priviledge (Potwierdzenie Własnego Przywileju)</text:p>
        </text:list-item>
        <text:list-item>
          <text:p text:style-name="P31">Assume Control (Przejęcie Kontroli)</text:p>
        </text:list-item>
        <text:list-item>
          <text:p text:style-name="P31"><text:soft-page-break/>Athlete (Atleta)</text:p>
        </text:list-item>
        <text:list-item>
          <text:p text:style-name="P31">Attack and Attack Again (Atak i Ponowny Atak)</text:p>
        </text:list-item>
        <text:list-item>
          <text:p text:style-name="P31">Attack Flourish (Estetyczny Atak)</text:p>
        </text:list-item>
        <text:list-item>
          <text:p text:style-name="P31">Augment Cypher (Modyfikacja Cyphera)</text:p>
        </text:list-item>
        <text:list-item>
          <text:p text:style-name="P31">Autodoctor (Autodoktor)</text:p>
        </text:list-item>
        <text:list-item>
          <text:p text:style-name="P31">Awareness (Świadomość)</text:p>
        </text:list-item>
      </text:list>
      <text:p text:style-name="P3"/>
      <text:p text:style-name="P4">B</text:p>
      <text:p text:style-name="P4"/>
      <text:list xml:id="list2507809590" text:style-name="L2">
        <text:list-item>
          <text:p text:style-name="P32">Babel (Babel)</text:p>
        </text:list-item>
        <text:list-item>
          <text:p text:style-name="P32">Balance (Balansowanie)</text:p>
        </text:list-item>
        <text:list-item>
          <text:p text:style-name="P32">Band of Desperados (Drużyna Desperados)</text:p>
        </text:list-item>
        <text:list-item>
          <text:p text:style-name="P32">Band of Followers (Drużyna Towarzyszy)</text:p>
        </text:list-item>
        <text:list-item>
          <text:p text:style-name="P32">Bash (Ogłuszenie)</text:p>
        </text:list-item>
        <text:list-item>
          <text:p text:style-name="P32">Basic Follower (Podstawowy Towarzysz)</text:p>
        </text:list-item>
        <text:list-item>
          <text:p text:style-name="P32">Battle Management (Zarządzanie Bitwą)</text:p>
        </text:list-item>
        <text:list-item>
          <text:p text:style-name="P32">Battlefield Tactician (Taktyk Pola Walki)</text:p>
        </text:list-item>
        <text:list-item>
          <text:p text:style-name="P32">Beast Call (Zew Dziczy)</text:p>
        </text:list-item>
        <text:list-item>
          <text:p text:style-name="P32">Beast Companion (Zwierzęcy Towarzysz)</text:p>
        </text:list-item>
        <text:list-item>
          <text:p text:style-name="P32">Beast Eyes (Oczy Bestii)</text:p>
        </text:list-item>
        <text:list-item>
          <text:p text:style-name="P32">Beast Form (Likantropia)</text:p>
        </text:list-item>
        <text:list-item>
          <text:p text:style-name="P32">Beneath Notice (Niezauważalny)</text:p>
        </text:list-item>
        <text:list-item>
          <text:p text:style-name="P32">Bestiary Knowledge (Wiedza z Bestiariusza)</text:p>
        </text:list-item>
        <text:list-item>
          <text:p text:style-name="P32">Betrayal (Zdrada)</text:p>
        </text:list-item>
        <text:list-item>
          <text:p text:style-name="P33">Better Living Through Chemistry (Lepsze Życie Dzięki Chemii)</text:p>
        </text:list-item>
        <text:list-item>
          <text:p text:style-name="P33">Better Surprise Attack (Lepszy Atak z Zaskoczenia)</text:p>
        </text:list-item>
        <text:list-item>
          <text:p text:style-name="P33">Bigger (Większy)</text:p>
        </text:list-item>
        <text:list-item>
          <text:p text:style-name="P33">Bigger Animal Shape (Większy Zwierzęcy Kształt)</text:p>
        </text:list-item>
        <text:list-item>
          <text:p text:style-name="P33">Bigger Beast Form (Większy Likantrop)</text:p>
        </text:list-item>
        <text:list-item>
          <text:p text:style-name="P33">Biomorphic Detonation (Detonacji Biomorficzna)</text:p>
        </text:list-item>
        <text:list-item>
          <text:p text:style-name="P34">Biomorphic Healing (Biomorficzne Leczenie)</text:p>
        </text:list-item>
        <text:list-item>
          <text:p text:style-name="P34">Blameless (Spryciula)</text:p>
        </text:list-item>
        <text:list-item>
          <text:p text:style-name="P34">Blend In (Zlanie się z Tłem)</text:p>
        </text:list-item>
        <text:list-item>
          <text:p text:style-name="P34">Blessing of the Gods (Błogosławieństwo Bóstw)</text:p>
        </text:list-item>
        <text:list-item>
          <text:p text:style-name="P34">Blind Machine (Oślepienie Maszyny)</text:p>
        </text:list-item>
        <text:list-item>
          <text:p text:style-name="P34">Blinding Attack (Oślepiający Atak)</text:p>
        </text:list-item>
        <text:list-item>
          <text:p text:style-name="P34">Blink of an Eye (W Mgnieniu Oka)</text:p>
        </text:list-item>
        <text:list-item>
          <text:p text:style-name="P34">Block (Blok)</text:p>
        </text:list-item>
        <text:list-item>
          <text:p text:style-name="P34">Block for Another (<text:span text:style-name="T7">Chronienie Sprzymierzeńca</text:span>)</text:p>
        </text:list-item>
        <text:list-item>
          <text:p text:style-name="P35">Blood Fever (Gorączka Krwi)</text:p>
        </text:list-item>
        <text:list-item>
          <text:p text:style-name="P35">Bloodlust (Zew Krwi)</text:p>
        </text:list-item>
        <text:list-item>
          <text:p text:style-name="P35">Blurring Speed (Rozmazana Prędkość)</text:p>
        </text:list-item>
        <text:list-item>
          <text:p text:style-name="P35">Body Morph (Zmiana Ciała)</text:p>
        </text:list-item>
        <text:list-item>
          <text:p text:style-name="P35">Bolt Rider (Jeździec Błyskawicy)</text:p>
        </text:list-item>
        <text:list-item>
          <text:p text:style-name="P35">Bolts of Power (Promienie Mocy)</text:p>
        </text:list-item>
        <text:list-item>
          <text:p text:style-name="P35">Bolster Illusion (Urealnienie Iluzji)</text:p>
        </text:list-item>
        <text:list-item>
          <text:p text:style-name="P35">Boost Manifest Cypher (Ulepsz Materialny Cypher)</text:p>
        </text:list-item>
        <text:list-item>
          <text:p text:style-name="P35">Boost Manifest Cypher Function (Ulepsz Funkcjonowanie Materialnego Cyphera)</text:p>
        </text:list-item>
        <text:list-item>
          <text:p text:style-name="P35">Bouncind Shield (Skacząca Tarcza)</text:p>
        </text:list-item>
        <text:list-item>
          <text:p text:style-name="P35">Bound Magic Creature (Zwiąż Magiczną Istotę)</text:p>
        </text:list-item>
        <text:list-item>
          <text:p text:style-name="P35">Brainwashing (Pranie Mózgu)</text:p>
        </text:list-item>
        <text:list-item>
          <text:p text:style-name="P35">Break the Line (Przełamanie Linii) </text:p>
        </text:list-item>
        <text:list-item>
          <text:p text:style-name="P35"><text:soft-page-break/>Break the Ranks (Ruch i Multiatak)</text:p>
        </text:list-item>
        <text:list-item>
          <text:p text:style-name="P35">Break Their Mind (Przełamanie Umysłów)</text:p>
        </text:list-item>
        <text:list-item>
          <text:p text:style-name="P36">Breaker (Niszczyciel)</text:p>
        </text:list-item>
        <text:list-item>
          <text:p text:style-name="P36">Brute Strike (Brutalne Uderzenie)</text:p>
        </text:list-item>
        <text:list-item>
          <text:p text:style-name="P36">Buddy System (Koleżka)</text:p>
        </text:list-item>
        <text:list-item>
          <text:p text:style-name="P36">Built-in Weaponry (Wbudowanie Bronie)</text:p>
        </text:list-item>
        <text:list-item>
          <text:p text:style-name="P36">Burning Light (Palące Światło)</text:p>
        </text:list-item>
        <text:list-item>
          <text:p text:style-name="P36">Burst of Escape (Ucieczka)</text:p>
        </text:list-item>
        <text:list-item>
          <text:p text:style-name="P36">Bypass Barrier (Przeniknięcie Przez Barierę)</text:p>
        </text:list-item>
      </text:list>
      <text:p text:style-name="P5"/>
      <text:p text:style-name="P6">C</text:p>
      <text:p text:style-name="P5"/>
      <text:list xml:id="list322046273" text:style-name="L3">
        <text:list-item>
          <text:p text:style-name="P37">Call Dead Spirit (Wezwanie Ducha)</text:p>
        </text:list-item>
        <text:list-item>
          <text:p text:style-name="P37">Call in Favor (<text:span text:style-name="T8">Przysługa)</text:span></text:p>
        </text:list-item>
        <text:list-item>
          <text:p text:style-name="P38">Call Otherworldly Spirit (Wezwanie Międzywymiarowego Ducha)</text:p>
        </text:list-item>
        <text:list-item>
          <text:p text:style-name="P38">Call The Storm (Wezwanie Burzy)</text:p>
        </text:list-item>
        <text:list-item>
          <text:p text:style-name="P38">Call Swarm (Wezwanie Roju)</text:p>
        </text:list-item>
        <text:list-item>
          <text:p text:style-name="P38">Call Through Time (Wezwanie Przez Czas)</text:p>
        </text:list-item>
        <text:list-item>
          <text:p text:style-name="P38">Calm (Uspokojenie)</text:p>
        </text:list-item>
        <text:list-item>
          <text:p text:style-name="P38">Calm Stranger (Uspokojenie Nieznajomego)</text:p>
        </text:list-item>
        <text:list-item>
          <text:p text:style-name="P38">Capable Warrior (Zręczny Wojownik)</text:p>
        </text:list-item>
        <text:list-item>
          <text:p text:style-name="P38">Captiavete or Inspire (Zachwyt lub Inspiracja)</text:p>
        </text:list-item>
        <text:list-item>
          <text:p text:style-name="P38">Captivate With Starshine (Zachwyt Światła Gwiazd)</text:p>
        </text:list-item>
        <text:list-item>
          <text:p text:style-name="P38">Car Surfer (Surfer Aut)</text:p>
        </text:list-item>
        <text:list-item>
          <text:p text:style-name="P38">Careful Aim (Ostrożny Rzut)</text:p>
        </text:list-item>
        <text:list-item>
          <text:p text:style-name="P38">Careful Shot (Ostrożny Strzał)</text:p>
        </text:list-item>
        <text:list-item>
          <text:p text:style-name="P38">Cast Ilusion (Rzuć Iluzję)</text:p>
        </text:list-item>
        <text:list-item>
          <text:p text:style-name="P38">Castigate (Przerażenie)</text:p>
        </text:list-item>
        <text:list-item>
          <text:p text:style-name="P39">Celebrity Talent (Talent Celebryty)</text:p>
        </text:list-item>
        <text:list-item>
          <text:p text:style-name="P40">Center of Attention (Centrum Uwagi)</text:p>
        </text:list-item>
        <text:list-item>
          <text:p text:style-name="P40">Chamber of Dreams (Komnata Snów)</text:p>
        </text:list-item>
        <text:list-item>
          <text:p text:style-name="P39"><text:span text:style-name="T9">Change the Paradigm (Zmiana Paradygmatu)</text:span> </text:p>
        </text:list-item>
        <text:list-item>
          <text:p text:style-name="P40">Charge (Naładowanie)</text:p>
        </text:list-item>
        <text:list-item>
          <text:p text:style-name="P40">Charge Weapon (Naładowanie Broni)</text:p>
        </text:list-item>
        <text:list-item>
          <text:p text:style-name="P40">Charging Horde (Szarża Hordy)</text:p>
        </text:list-item>
        <text:list-item>
          <text:p text:style-name="P40">Charm Machine (Zauroczenie Maszyny)</text:p>
        </text:list-item>
        <text:list-item>
          <text:p text:style-name="P40">Cloak of Opportunity (Chmura Ochronna)</text:p>
        </text:list-item>
        <text:list-item>
          <text:p text:style-name="P40">Closed Mind (Umysł-Twierdza)</text:p>
        </text:list-item>
        <text:list-item>
          <text:p text:style-name="P40">Cloud Personal Memories (Zamglenie Pamięci Krótkotrwałej)</text:p>
        </text:list-item>
        <text:list-item>
          <text:p text:style-name="P40">Coaxing Power (<text:span text:style-name="T10">Ulepszenie Maszyny</text:span>)</text:p>
        </text:list-item>
        <text:list-item>
          <text:p text:style-name="P41">Cognizant Offense (Obliczenia Bitewne)</text:p>
        </text:list-item>
        <text:list-item>
          <text:p text:style-name="P41">Cold Burst (Emisja Zimna)</text:p>
        </text:list-item>
        <text:list-item>
          <text:p text:style-name="P41">Colossal (Kolos)</text:p>
        </text:list-item>
        <text:list-item>
          <text:p text:style-name="P41">Combat Challenge (Wyzwanie Bojowe)</text:p>
        </text:list-item>
        <text:list-item>
          <text:p text:style-name="P41">Cambat Prowess (Zdolności Bojowe)</text:p>
        </text:list-item>
        <text:list-item>
          <text:p text:style-name="P41">Command (Rozkaz)</text:p>
        </text:list-item>
        <text:list-item>
          <text:p text:style-name="P41">Command Beast (Rozkazywanie Bestiom)</text:p>
        </text:list-item>
        <text:list-item>
          <text:p text:style-name="P41">Command Machine (Rozkazywanie Maszynom)</text:p>
        </text:list-item>
        <text:list-item>
          <text:p text:style-name="P41">Command Metal (Kontrola Metalu)</text:p>
        </text:list-item>
        <text:list-item>
          <text:p text:style-name="P41">Command Spirit (Rozkazywanie Duchom)</text:p>
        </text:list-item>
        <text:list-item>
          <text:p text:style-name="P41">Communication (Komunikacja)</text:p>
        </text:list-item>
        <text:list-item>
          <text:p text:style-name="P41">Community Activist (Lokalny Aktywista)</text:p>
        </text:list-item>
        <text:list-item>
          <text:p text:style-name="P41"><text:soft-page-break/>Community Knowledge (Wiedza o Społeczności)</text:p>
        </text:list-item>
        <text:list-item>
          <text:p text:style-name="P41">Computer Programing (Programowanie)</text:p>
        </text:list-item>
        <text:list-item>
          <text:p text:style-name="P41">Concussion <text:span text:style-name="T11">(Wybuch)</text:span></text:p>
        </text:list-item>
        <text:list-item>
          <text:p text:style-name="P42">Concussive Blast (Promień Odrzucający)</text:p>
        </text:list-item>
        <text:list-item>
          <text:p text:style-name="P42">Confidence Artist (Sprawny Oszust)</text:p>
        </text:list-item>
        <text:list-item>
          <text:p text:style-name="P42">Confounding Banter (Konfundujące Nonsensy)</text:p>
        </text:list-item>
        <text:list-item>
          <text:p text:style-name="P42">Confuse Enemy (Skonfunduj Wroga)</text:p>
        </text:list-item>
        <text:list-item>
          <text:p text:style-name="P42">Conjuration (Przywołanie)</text:p>
        </text:list-item>
        <text:list-item>
          <text:p text:style-name="P42">Connected (Połączenia)</text:p>
        </text:list-item>
        <text:list-item>
          <text:p text:style-name="P42">Contortionist (Człowiek-Guma)</text:p>
        </text:list-item>
        <text:list-item>
          <text:p text:style-name="P42">Control the Field (Kontrola Bitewna)</text:p>
        </text:list-item>
        <text:list-item>
          <text:p text:style-name="P42">Control Machine (Kontrola Maszyny)</text:p>
        </text:list-item>
        <text:list-item>
          <text:p text:style-name="P42">Control the Savage (Kontrola Dzikiej Bestii)</text:p>
        </text:list-item>
        <text:list-item>
          <text:p text:style-name="P42">Control Swarm (Kontrola Roju)</text:p>
        </text:list-item>
        <text:list-item>
          <text:p text:style-name="P42">Control Weather (Kontrola Pogody)</text:p>
        </text:list-item>
        <text:list-item>
          <text:p text:style-name="P42">Controlled Change (Kontrolowana Przemiana)</text:p>
        </text:list-item>
        <text:list-item>
          <text:p text:style-name="P42">Controlled Fall (Kontrolowany Upadek)</text:p>
        </text:list-item>
        <text:list-item>
          <text:p text:style-name="P42">Coordinated Effort (Skoordynowany Wysiłek)</text:p>
        </text:list-item>
        <text:list-item>
          <text:p text:style-name="P42">Copy Power (Skopiuj Moc)</text:p>
        </text:list-item>
        <text:list-item>
          <text:p text:style-name="P42">Counter Danger (Okiełznanie Niebezpieczeństwa)</text:p>
        </text:list-item>
        <text:list-item>
          <text:p text:style-name="P42">Countermeasures (Środki Zaradcze)</text:p>
        </text:list-item>
        <text:list-item>
          <text:p text:style-name="P42">Courageous (Odwaga)</text:p>
        </text:list-item>
        <text:list-item>
          <text:p text:style-name="P42">Crafter (Rzemieślnik)</text:p>
        </text:list-item>
        <text:list-item>
          <text:p text:style-name="P42">Create (Stworzenie)</text:p>
        </text:list-item>
        <text:list-item>
          <text:p text:style-name="P42">Create Deadly Poison (Stworzenie Śmiertelnej Trucizny)</text:p>
        </text:list-item>
        <text:list-item>
          <text:p text:style-name="P42">Create Water (Stworzenie Wody)</text:p>
        </text:list-item>
        <text:list-item>
          <text:p text:style-name="P42">Creature Insight (Badanie Istoty)</text:p>
        </text:list-item>
        <text:list-item>
          <text:p text:style-name="P42">Critter Companion (Futrzasty Towarzysz)</text:p>
        </text:list-item>
        <text:list-item>
          <text:p text:style-name="P42">Crowd Control (Kontrola Tłumu)</text:p>
        </text:list-item>
        <text:list-item>
          <text:p text:style-name="P42">Crushing Blow (Miażdżący Cios)</text:p>
        </text:list-item>
        <text:list-item>
          <text:p text:style-name="P42">Crystal Lens (Kryształowe Soczewki)</text:p>
        </text:list-item>
        <text:list-item>
          <text:p text:style-name="P42">Crystaline Body (Kryształowe Ciało)</text:p>
        </text:list-item>
        <text:list-item>
          <text:p text:style-name="P42">Curious (Ciekawy)</text:p>
        </text:list-item>
        <text:list-item>
          <text:p text:style-name="P42">Cutting Light (Tnące Światło)</text:p>
        </text:list-item>
        <text:list-item>
          <text:p text:style-name="P42">Cypher Casting (Rzucanie Cypherów)</text:p>
        </text:list-item>
        <text:list-item>
          <text:p text:style-name="P42">Cypher Surge (Przypływ Cyphera)</text:p>
        </text:list-item>
        <text:list-item>
          <text:p text:style-name="P42">CypherS<text:span text:style-name="T12">m</text:span>ith (Twórca Cypherów)</text:p>
        </text:list-item>
      </text:list>
      <text:p text:style-name="P7"/>
      <text:p text:style-name="P8">D</text:p>
      <text:p text:style-name="P7"/>
      <text:list xml:id="list60151989617550" text:continue-numbering="true" text:style-name="L3">
        <text:list-item>
          <text:p text:style-name="P43">Damage Dealer (Dodatkowe Obrażenia)</text:p>
        </text:list-item>
        <text:list-item>
          <text:p text:style-name="P44">Damage Transference (Przekaz Obrażeń)</text:p>
        </text:list-item>
        <text:list-item>
          <text:p text:style-name="P44">Damn the Guilty (Potępienie Winnych)</text:p>
        </text:list-item>
        <text:list-item>
          <text:p text:style-name="P44">Danger Instinct (Instynkt Niebezpieczeństwa)</text:p>
        </text:list-item>
        <text:list-item>
          <text:p text:style-name="P44">Danger Sense (Zmysł Niebezpieczeństwa)</text:p>
        </text:list-item>
        <text:list-item>
          <text:p text:style-name="P44">Dark Explorer (Eksplorator Ciemności)</text:p>
        </text:list-item>
        <text:list-item>
          <text:p text:style-name="P44">Dark Matter Shell (Powłoka Ciemnej Materii)</text:p>
        </text:list-item>
        <text:list-item>
          <text:p text:style-name="P44">Dark Matter Shroud (Płaszcz Ciemnej Materii)</text:p>
        </text:list-item>
        <text:list-item>
          <text:p text:style-name="P44">Dark Matter Strike (Cios Ciemnej Materii)</text:p>
        </text:list-item>
        <text:list-item>
          <text:p text:style-name="P44">Dark Matter Structure (Budowla Ciemnej Materii)</text:p>
        </text:list-item>
        <text:list-item>
          <text:p text:style-name="P44">Datajack (<text:span text:style-name="T13">Implant Wizualnej Identyfikacji</text:span>)</text:p>
        </text:list-item>
        <text:list-item>
          <text:p text:style-name="P45">Daydream (Sen na Jawie)</text:p>
        </text:list-item>
        <text:list-item>
          <text:p text:style-name="P45"><text:soft-page-break/>Dazing Attack (Oszałamiający Atak)</text:p>
        </text:list-item>
        <text:list-item>
          <text:p text:style-name="P45">Dazzling Sunburst (Oszałamiajace Światło)</text:p>
        </text:list-item>
        <text:list-item>
          <text:p text:style-name="P45">Deativate Mechanisms (Deaktywacja Mechanizmu)</text:p>
        </text:list-item>
        <text:list-item>
          <text:p text:style-name="P45">Deadly Aim (Śmiertelna Salwa)</text:p>
        </text:list-item>
        <text:list-item>
          <text:p text:style-name="P45">Deadly Strike (Śmiertelny Cios)</text:p>
        </text:list-item>
        <text:list-item>
          <text:p text:style-name="P45">Deadly Swam (Śmiercionośny Rój)</text:p>
        </text:list-item>
        <text:list-item>
          <text:p text:style-name="P45">Death Touch (Dotyk Śmierci)</text:p>
        </text:list-item>
        <text:list-item>
          <text:p text:style-name="P45">Debate (Debata)</text:p>
        </text:list-item>
        <text:list-item>
          <text:p text:style-name="P45">Debilitaking Strike (Bolesne Uderzenie)</text:p>
        </text:list-item>
        <text:list-item>
          <text:p text:style-name="P45">Decipher (Deszyfracja)</text:p>
        </text:list-item>
        <text:list-item>
          <text:p text:style-name="P45">Deep Consideration (Głębokie Przemyślenia)</text:p>
        </text:list-item>
        <text:list-item>
          <text:p text:style-name="P45">Deep Reserves (Głębokie Reserwy)</text:p>
        </text:list-item>
        <text:list-item>
          <text:p text:style-name="P45">Deep Resources (Ulepszenie Szybkości)</text:p>
        </text:list-item>
        <text:list-item>
          <text:p text:style-name="P45">Deep Water Guide (Przewodnik Głębokich Wód)</text:p>
        </text:list-item>
        <text:list-item>
          <text:p text:style-name="P45">Defend All the Innocent (Chroń Wszystkich Niewinnych)</text:p>
        </text:list-item>
        <text:list-item>
          <text:p text:style-name="P45">Defend Innocent (Ochrona Niewinnego)</text:p>
        </text:list-item>
        <text:list-item>
          <text:p text:style-name="P45">Defendind Weapon (Broń Defensywna)</text:p>
        </text:list-item>
        <text:list-item>
          <text:p text:style-name="P45">Defense Against Robots (Ochrona Przed Robotami)</text:p>
        </text:list-item>
        <text:list-item>
          <text:p text:style-name="P45">Defense Master (Mistrz Obrony)</text:p>
        </text:list-item>
        <text:list-item>
          <text:p text:style-name="P45">Defensive Augmentation (Usprawnienie Defensywne)</text:p>
        </text:list-item>
        <text:list-item>
          <text:p text:style-name="P45">Defensive Blinking (Obronna Teleportacja)</text:p>
        </text:list-item>
        <text:list-item>
          <text:p text:style-name="P45">Defensive Field (Pole Obronne)</text:p>
        </text:list-item>
        <text:list-item>
          <text:p text:style-name="P45">Defensiwe Phasing (Defensywne Znikanie)</text:p>
        </text:list-item>
        <text:list-item>
          <text:p text:style-name="P45">Definite Down (Definiowanie Dołu)</text:p>
        </text:list-item>
        <text:list-item>
          <text:p text:style-name="P45">Deflect Attack (Odbicie Ataku)</text:p>
        </text:list-item>
        <text:list-item>
          <text:p text:style-name="P45">Defuse Situation (Ogarnięcie Sytuacji)</text:p>
        </text:list-item>
        <text:list-item>
          <text:p text:style-name="P45">Demeanor of Commond (Rozkazująca Postura)</text:p>
        </text:list-item>
        <text:list-item>
          <text:p text:style-name="P45">Designation (<text:span text:style-name="T14">Osąd)</text:span></text:p>
        </text:list-item>
        <text:list-item>
          <text:p text:style-name="P46">Destined for Greatness (Przeznaczenie Wielkości)</text:p>
        </text:list-item>
        <text:list-item>
          <text:p text:style-name="P46">Destroy Metal (Niszczenie Metalu)</text:p>
        </text:list-item>
        <text:list-item>
          <text:p text:style-name="P46">Destroyer (Niszczyciel)</text:p>
        </text:list-item>
        <text:list-item>
          <text:p text:style-name="P46">Detect Life (Wykrycie Życia)</text:p>
        </text:list-item>
        <text:list-item>
          <text:p text:style-name="P46">Device Insight (Wgląd w Urządzenie)</text:p>
        </text:list-item>
        <text:list-item>
          <text:p text:style-name="P46">Devoted Defender (Wierny Obrońca)</text:p>
        </text:list-item>
        <text:list-item>
          <text:p text:style-name="P46">Diamagnetism (Diamagnetyzm)</text:p>
        </text:list-item>
        <text:list-item>
          <text:p text:style-name="P46">Dimensional Squeeze (Wymiarowy Ścisk)</text:p>
        </text:list-item>
        <text:list-item>
          <text:p text:style-name="P46">Dirty Fighter (<text:span text:style-name="T15">Nieczyste Zagrania</text:span>)</text:p>
        </text:list-item>
        <text:list-item>
          <text:p text:style-name="P47">Disable Mechanizm (Rozbrojenie Urządzenia)</text:p>
        </text:list-item>
        <text:list-item>
          <text:p text:style-name="P47">Disappear (Niewidzialność)</text:p>
        </text:list-item>
        <text:list-item>
          <text:p text:style-name="P47">Disarming Attack (Rozbrojenie)</text:p>
        </text:list-item>
        <text:list-item>
          <text:p text:style-name="P47">Disarming Strike (Cios Rozbrający)</text:p>
        </text:list-item>
        <text:list-item>
          <text:p text:style-name="P47">Discerning Mind (Silny Umysł)</text:p>
        </text:list-item>
        <text:list-item>
          <text:p text:style-name="P47">Discipline of Watchfulness (Wspieranie Uważności)</text:p>
        </text:list-item>
        <text:list-item>
          <text:p text:style-name="P47">Disguise (Przebranie)</text:p>
        </text:list-item>
        <text:list-item>
          <text:p text:style-name="P47">Disguise Other (Przebranie Innej Osoby)</text:p>
        </text:list-item>
        <text:list-item>
          <text:p text:style-name="P47">Disincentivize (Zniechęcenie)</text:p>
        </text:list-item>
        <text:list-item>
          <text:p text:style-name="P47">Disrupting Touch (Przeszkadzający Dotyk)</text:p>
        </text:list-item>
        <text:list-item>
          <text:p text:style-name="P47">Distance Viewing (Dalekie Spojrzenie)</text:p>
        </text:list-item>
        <text:list-item>
          <text:p text:style-name="P47">Distant Interface (Interfejs Zasięgowy)</text:p>
        </text:list-item>
        <text:list-item>
          <text:p text:style-name="P47">Distortion (Zamglenie)</text:p>
        </text:list-item>
        <text:list-item>
          <text:p text:style-name="P47">Diver (Nurek)</text:p>
        </text:list-item>
        <text:list-item>
          <text:p text:style-name="P47">Divert Attacks (Odbicie Ataków)</text:p>
        </text:list-item>
        <text:list-item>
          <text:p text:style-name="P47"><text:soft-page-break/>Divide Your Mind (Rozdzielenie Jaźni)</text:p>
        </text:list-item>
        <text:list-item>
          <text:p text:style-name="P47">Divine Intervention (Boska Interwencja)</text:p>
        </text:list-item>
        <text:list-item>
          <text:p text:style-name="P48">Divine Knowledge (Boska Wiedza)</text:p>
        </text:list-item>
        <text:list-item>
          <text:p text:style-name="P48">Divine Radiance (Boski Blask)</text:p>
        </text:list-item>
        <text:list-item>
          <text:p text:style-name="P48">Divine Symbol (Boski Symbol)</text:p>
        </text:list-item>
        <text:list-item>
          <text:p text:style-name="P48">Do You Know Who I Am (Czy Wiesz W Ogóle Kim Jestem?)</text:p>
        </text:list-item>
        <text:list-item>
          <text:p text:style-name="P48">Dodge and Resist (Unika i Oporność)</text:p>
        </text:list-item>
        <text:list-item>
          <text:p text:style-name="P48">Dodge and Respond (Unik i Rewanż)Double Strike (Podwójny Cios)</text:p>
        </text:list-item>
        <text:list-item>
          <text:p text:style-name="P48">Dragon’s Maw (Szczęki Smoka)</text:p>
        </text:list-item>
        <text:list-item>
          <text:p text:style-name="P48">Drain at a Distance (Wysysanie na Zasięg)</text:p>
        </text:list-item>
        <text:list-item>
          <text:p text:style-name="P48">Drain Charge (Wyssanie Ładunku)</text:p>
        </text:list-item>
        <text:list-item>
          <text:p text:style-name="P48">Drain Creature (Wyssanie Istoty)</text:p>
        </text:list-item>
        <text:list-item>
          <text:p text:style-name="P48">Drain Machine (Wyssanie Maszyny)</text:p>
        </text:list-item>
        <text:list-item>
          <text:p text:style-name="P48">Drain Power (Wyssanie Mocy)</text:p>
        </text:list-item>
        <text:list-item>
          <text:p text:style-name="P48">Draw Conclusion (Wyciągnięcie Wniosków)</text:p>
        </text:list-item>
        <text:list-item>
          <text:p text:style-name="P48">Drawing on Life’s Experiences (Korzystając z Doświadczenia Życiowego)</text:p>
        </text:list-item>
        <text:list-item>
          <text:p text:style-name="P49">Dreadwood (Straszny Las)</text:p>
        </text:list-item>
        <text:list-item>
          <text:p text:style-name="P49">Dream Becomes Reality (Sen Staje się Prawdą)</text:p>
        </text:list-item>
        <text:list-item>
          <text:p text:style-name="P49">Dream Thief (Złodziej Snów)</text:p>
        </text:list-item>
        <text:list-item>
          <text:p text:style-name="P49">Dreamcraft (Iluzja Snów)</text:p>
        </text:list-item>
        <text:list-item>
          <text:p text:style-name="P49">Driver (Kierowca)</text:p>
        </text:list-item>
        <text:list-item>
          <text:p text:style-name="P49">Driving on the Edge (Atak Podczas Kierowania)</text:p>
        </text:list-item>
        <text:list-item>
          <text:p text:style-name="P49">Dual Defense (Podwójna Obrona)</text:p>
        </text:list-item>
        <text:list-item>
          <text:p text:style-name="P49">Dual Distraction (Podwójne Rozproszenie Uwagi)</text:p>
        </text:list-item>
        <text:list-item>
          <text:p text:style-name="P49">Dual Light Wield (Podwójne Władanie Lekkimi Broniami)</text:p>
        </text:list-item>
        <text:list-item>
          <text:p text:style-name="P49">Dual Medium Wield (Podwójne Władanie Średnią Bronią)</text:p>
        </text:list-item>
        <text:list-item>
          <text:p text:style-name="P49">Dual Wards (Podwójni Bronieni)</text:p>
        </text:list-item>
        <text:list-item>
          <text:p text:style-name="P49">Duel to the Death (Pojedynek na Śmierć i Życie)</text:p>
        </text:list-item>
        <text:list-item>
          <text:p text:style-name="P49">Duplicate (Klon)</text:p>
        </text:list-item>
        <text:list-item>
          <text:p text:style-name="P49">Dust to Dust (Pył w Pył)</text:p>
        </text:list-item>
      </text:list>
      <text:p text:style-name="P9"/>
      <text:p text:style-name="P10">E</text:p>
      <text:p text:style-name="P9"/>
      <text:list xml:id="list4055461243" text:style-name="L4">
        <text:list-item>
          <text:p text:style-name="P50">Earthquake (Trzęsienie Ziemi)</text:p>
        </text:list-item>
        <text:list-item>
          <text:p text:style-name="P100"><text:span text:style-name="T17">E</text:span><text:span text:style-name="T16">cholocation (Echolokacja)</text:span></text:p>
        </text:list-item>
        <text:list-item>
          <text:p text:style-name="P51">Effective Skill (Ulepszenie Umiejętności)</text:p>
        </text:list-item>
        <text:list-item>
          <text:p text:style-name="P51">Elastic Grip (Elastyczny Chwyt)</text:p>
        </text:list-item>
        <text:list-item>
          <text:p text:style-name="P52">Delectric Armor (Elektryczny Pancerz)</text:p>
        </text:list-item>
        <text:list-item>
          <text:p text:style-name="P52">Electrical Flight (Elektryczny Lot)</text:p>
        </text:list-item>
        <text:list-item>
          <text:p text:style-name="P51">Elemental Protection (Obrona Przed Żywiołami)</text:p>
        </text:list-item>
        <text:list-item>
          <text:p text:style-name="P51">Elusive (Nieuchwytny)</text:p>
        </text:list-item>
        <text:list-item>
          <text:p text:style-name="P51">Embrace The Night (W Objęciach Nocy)</text:p>
        </text:list-item>
        <text:list-item>
          <text:p text:style-name="P51">Embraced by Darkness (W Objęciach Mroku)</text:p>
        </text:list-item>
        <text:list-item>
          <text:p text:style-name="P51">Enable Others (Pomoc Bez Akcji)</text:p>
        </text:list-item>
        <text:list-item>
          <text:p text:style-name="P100"><text:span text:style-name="T16">Enchanted Movement (</text:span><text:span text:style-name="T18">Zaczarowany</text:span><text:span text:style-name="T16"> Ruch)</text:span></text:p>
        </text:list-item>
        <text:list-item>
          <text:p text:style-name="P53">Enchanted Weapon (Zaczarowana Broń)</text:p>
        </text:list-item>
        <text:list-item>
          <text:p text:style-name="P53">Encouragement (Zachęta)</text:p>
        </text:list-item>
        <text:list-item>
          <text:p text:style-name="P53">Encouraging Present (Zachęcająca Obecność)</text:p>
        </text:list-item>
        <text:list-item>
          <text:p text:style-name="P53">Endurance (Wytrzymałość)</text:p>
        </text:list-item>
        <text:list-item>
          <text:p text:style-name="P53">Energize Creature (Zasilenie Istoty)</text:p>
        </text:list-item>
        <text:list-item>
          <text:p text:style-name="P53">Energize Crowd (Zasilenie Tłumu)</text:p>
        </text:list-item>
        <text:list-item>
          <text:p text:style-name="P53">Energize Object (Zasilenie Przedmiotu)</text:p>
        </text:list-item>
        <text:list-item>
          <text:p text:style-name="P53"><text:soft-page-break/>Energized Sheild (Zasilona Tarcza)</text:p>
        </text:list-item>
        <text:list-item>
          <text:p text:style-name="P53">Energy Protection (Ochrona Przed Energią)</text:p>
        </text:list-item>
        <text:list-item>
          <text:p text:style-name="P53">Energy Resistance (Odporność na Energię)</text:p>
        </text:list-item>
        <text:list-item>
          <text:p text:style-name="P53">Enhance Strength (Ulepszenie Siły)</text:p>
        </text:list-item>
        <text:list-item>
          <text:p text:style-name="P53">Enhanced Beast Form (Ulepszona Likantropia)</text:p>
        </text:list-item>
        <text:list-item>
          <text:p text:style-name="P53">Enhanced Body (Ulepszone Ciało)</text:p>
        </text:list-item>
        <text:list-item>
          <text:p text:style-name="P53">Enhanced Intellect (Ulepszony Intelekt)</text:p>
        </text:list-item>
        <text:list-item>
          <text:p text:style-name="P53">Enhanced Intellect Edge (Ulepszone Skupienie w Inteligencji)</text:p>
        </text:list-item>
        <text:list-item>
          <text:p text:style-name="P53">Enhanced Might (Ulepszona moc)</text:p>
        </text:list-item>
        <text:list-item>
          <text:p text:style-name="P53">Enhanced Might Edge (Ulepszone Skupienie w Mocy)</text:p>
        </text:list-item>
        <text:list-item>
          <text:p text:style-name="P53">Enhanced Phased Attack (Ulepszony Atak Fazowy)</text:p>
        </text:list-item>
        <text:list-item>
          <text:p text:style-name="P53">Enhanced Physique (Ulepszona Muskulatura)</text:p>
        </text:list-item>
        <text:list-item>
          <text:p text:style-name="P53">Enhanced Potential (Potencjał)</text:p>
        </text:list-item>
        <text:list-item>
          <text:p text:style-name="P53">Enhanced Speed (Ulepszona Szybkość)</text:p>
        </text:list-item>
        <text:list-item>
          <text:p text:style-name="P53">Enhanced Speed Edhe (Ulepszone Skupienie w Szybkości)</text:p>
        </text:list-item>
        <text:list-item>
          <text:p text:style-name="P53">Enlarge (Wzrost)</text:p>
        </text:list-item>
        <text:list-item>
          <text:p text:style-name="P53">Enlightened (Oświecony)</text:p>
        </text:list-item>
        <text:list-item>
          <text:p text:style-name="P53">Entangling Force (Macki Mocy)</text:p>
        </text:list-item>
        <text:list-item>
          <text:p text:style-name="P53">Enthrall (Zauroczenie)</text:p>
        </text:list-item>
        <text:list-item>
          <text:p text:style-name="P53">Entourage (Świta)</text:p>
        </text:list-item>
        <text:list-item>
          <text:p text:style-name="P53">Enveloping Shield (Ulepszona Tarcza)</text:p>
        </text:list-item>
        <text:list-item>
          <text:p text:style-name="P53">Erase Momeries (Usunięcie Wspomnień)</text:p>
        </text:list-item>
        <text:list-item>
          <text:p text:style-name="P53">Escape (Ucieczka)</text:p>
        </text:list-item>
        <text:list-item>
          <text:p text:style-name="P53">Escape Plan (Plan Ucieczki)</text:p>
        </text:list-item>
        <text:list-item>
          <text:p text:style-name="P53">Evanesce (Zniknięcie)</text:p>
        </text:list-item>
        <text:list-item>
          <text:p text:style-name="P53">Evasion (Unik)</text:p>
        </text:list-item>
        <text:list-item>
          <text:p text:style-name="P53">Everything is a Weapon (Wszystko Jest Bronią)</text:p>
        </text:list-item>
        <text:list-item>
          <text:p text:style-name="P53">Exile (Wygnanie)</text:p>
        </text:list-item>
        <text:list-item>
          <text:p text:style-name="P53">Expanded Repertoire (Zwiększenie Limitu Subtelnych Cypherów)</text:p>
        </text:list-item>
        <text:list-item>
          <text:p text:style-name="P53">Experienced Defender (Doświadczony Obrońca)</text:p>
        </text:list-item>
        <text:list-item>
          <text:p text:style-name="P53">Experienced Finder (Doświadczony Znaleźca)</text:p>
        </text:list-item>
        <text:list-item>
          <text:p text:style-name="P53">Experienced in Armor (Przywykły do Noszenia Zbroi)</text:p>
        </text:list-item>
        <text:list-item>
          <text:p text:style-name="P53">Expert Crafter (Ekspert-Rzemieślnik)</text:p>
        </text:list-item>
        <text:list-item>
          <text:p text:style-name="P53">Expert Cypher Use (Ekspercki Użytkownik Cypherów)</text:p>
        </text:list-item>
        <text:list-item>
          <text:p text:style-name="P53">Expert Driver (Doświadczony Kierowca)</text:p>
        </text:list-item>
        <text:list-item>
          <text:p text:style-name="P53">Expert Follower (Towarzysz-Ekspert)</text:p>
        </text:list-item>
        <text:list-item>
          <text:p text:style-name="P53">Expert Pilot (Ekspert-Pilot)</text:p>
        </text:list-item>
        <text:list-item>
          <text:p text:style-name="P53">Expert Skill (Umiejętność Eksperta)</text:p>
        </text:list-item>
        <text:list-item>
          <text:p text:style-name="P101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54">Exploit Advantage (Wykorzystanie Przewagi)</text:p>
        </text:list-item>
        <text:list-item>
          <text:p text:style-name="P54">Exploratory Experience (oświadczony Eksplorator)</text:p>
        </text:list-item>
        <text:list-item>
          <text:p text:style-name="P54">Explosive Release (Wybuchowe Rozładowanie)</text:p>
        </text:list-item>
        <text:list-item>
          <text:p text:style-name="P54">Extra Recovery (Dodatkowy Rzut na Odzyskanie Zdrowia)</text:p>
        </text:list-item>
        <text:list-item>
          <text:p text:style-name="P54">Extra Skill (Dodatkowa Umiejętność)</text:p>
        </text:list-item>
        <text:list-item>
          <text:p text:style-name="P54">Extra Use (Dodatkowe Użycie Artefaktu)</text:p>
        </text:list-item>
        <text:list-item>
          <text:p text:style-name="P54">Extreme Mastery (Wyjątkowe Mistrzostwo)</text:p>
        </text:list-item>
        <text:list-item>
          <text:p text:style-name="P54">Eye for Detail (Oko do Szczegółów)</text:p>
        </text:list-item>
        <text:list-item>
          <text:p text:style-name="P54">EyE Gouge (Wyłupienie Oka)</text:p>
        </text:list-item>
        <text:list-item>
          <text:p text:style-name="P54">Eyes Adjusted (Dostosowanie Oczy)</text:p>
        </text:list-item>
      </text:list>
      <text:p text:style-name="P11"/>
      <text:p text:style-name="P12">F</text:p>
      <text:p text:style-name="P11"/>
      <text:list xml:id="list4004981863" text:style-name="L5">
        <text:list-item>
          <text:p text:style-name="P55"><text:soft-page-break/>Face Morph (Morficzna Twarz)</text:p>
        </text:list-item>
        <text:list-item>
          <text:p text:style-name="P56">Familiarize (Zapoznanie się z terem)</text:p>
        </text:list-item>
        <text:list-item>
          <text:p text:style-name="P56">Fat Step (Daleki Krok)</text:p>
        </text:list-item>
        <text:list-item>
          <text:p text:style-name="P56">Fast Kill (Szybkie Zabójstwo)</text:p>
        </text:list-item>
        <text:list-item>
          <text:p text:style-name="P56">Fast Talk (Wmawianie)</text:p>
        </text:list-item>
        <text:list-item>
          <text:p text:style-name="P56">Fast Travel (Szybka Podróż)</text:p>
        </text:list-item>
        <text:list-item>
          <text:p text:style-name="P56">Faster Wild Magic (Szybsza Dzika Magia)</text:p>
        </text:list-item>
        <text:list-item>
          <text:p text:style-name="P56">Faersome Reputation (Przerażająca Reputacja)</text:p>
        </text:list-item>
        <text:list-item>
          <text:p text:style-name="P56">Feat of Strength (Pokaz Siły)</text:p>
        </text:list-item>
        <text:list-item>
          <text:p text:style-name="P56">Feint (Finta)</text:p>
        </text:list-item>
        <text:list-item>
          <text:p text:style-name="P56">Fellow Explorer (Towarzysz Eksplorator)</text:p>
        </text:list-item>
        <text:list-item>
          <text:p text:style-name="P56">Fetch (Przywołanie)</text:p>
        </text:list-item>
        <text:list-item>
          <text:p text:style-name="P56">Field of Destruction (Pole Zniszczeń)</text:p>
        </text:list-item>
        <text:list-item>
          <text:p text:style-name="P56">Field of Gravity (Pole Grawitacyjne)</text:p>
        </text:list-item>
        <text:list-item>
          <text:p text:style-name="P56">Field-Reinforced Armor (Pole Mocy Zasilanego Pancerza)</text:p>
        </text:list-item>
        <text:list-item>
          <text:p text:style-name="P56">Fiery Hand of Doom (Ognista Ręka Zguby)</text:p>
        </text:list-item>
        <text:list-item>
          <text:p text:style-name="P56">Fight On (Niezłomny)</text:p>
        </text:list-item>
        <text:list-item>
          <text:p text:style-name="P56">Final Defiance (Ostateteczne Zaprzeczenie)</text:p>
        </text:list-item>
        <text:list-item>
          <text:p text:style-name="P56">Find an Opening (Wyczulenie na Okazje)</text:p>
        </text:list-item>
        <text:list-item>
          <text:p text:style-name="P56">Find the Guilty (Odnalezienie Winnych)</text:p>
        </text:list-item>
        <text:list-item>
          <text:p text:style-name="P56">Find the Hidden (Odnalezienie Ukrytych)</text:p>
        </text:list-item>
        <text:list-item>
          <text:p text:style-name="P56">Fnd the Way (Znajdowanie Drogi)</text:p>
        </text:list-item>
        <text:list-item>
          <text:p text:style-name="P56">Finishing Blow (Ostateczny Cios)</text:p>
        </text:list-item>
        <text:list-item>
          <text:p text:style-name="P56">Fire and Ice (Ogień i lód)</text:p>
        </text:list-item>
        <text:list-item>
          <text:p text:style-name="P56">Fire Bloom (Kwiat Ognia)</text:p>
        </text:list-item>
        <text:list-item>
          <text:p text:style-name="P56">Fire Servant (Ognisty Sługa)</text:p>
        </text:list-item>
        <text:list-item>
          <text:p text:style-name="P56">Fire Tendrils (Ogniste Macki)</text:p>
        </text:list-item>
        <text:list-item>
          <text:p text:style-name="P56">Fists of Fury (Pięści Furii)</text:p>
        </text:list-item>
        <text:list-item>
          <text:p text:style-name="P56">Flamboyant Boast (Czcze Przechwałki)</text:p>
        </text:list-item>
        <text:list-item>
          <text:p text:style-name="P57">Flameblade (Ostrze Ognia)</text:p>
        </text:list-item>
        <text:list-item>
          <text:p text:style-name="P57">Flash (Błysk) (Eksplozja???)</text:p>
        </text:list-item>
        <text:list-item>
          <text:p text:style-name="P57">Flash Across the Miles (Szybkość Błyskawicy)</text:p>
        </text:list-item>
        <text:list-item>
          <text:p text:style-name="P57">Flee (Ucieczka)</text:p>
        </text:list-item>
        <text:list-item>
          <text:p text:style-name="P58">Fleet of Foot (Szybkostopy)</text:p>
        </text:list-item>
        <text:list-item>
          <text:p text:style-name="P58">Flesh for Stone (Ciało z kamienia)</text:p>
        </text:list-item>
        <text:list-item>
          <text:p text:style-name="P58">Flex Lore (Planetarna wiedza)</text:p>
        </text:list-item>
        <text:list-item>
          <text:p text:style-name="P58">Flex Skill (Skupienie na Umiejętności)</text:p>
        </text:list-item>
        <text:list-item>
          <text:p text:style-name="P58">Flex Weapon Skill (Skupienie na Ataku)</text:p>
        </text:list-item>
        <text:list-item>
          <text:p text:style-name="P58">Flight (Lot)</text:p>
        </text:list-item>
        <text:list-item>
          <text:p text:style-name="P58">Flight Exertion (Krótki Lot)</text:p>
        </text:list-item>
        <text:list-item>
          <text:p text:style-name="P58">Flight not Fight (Ucieczka, Nie Walka)</text:p>
        </text:list-item>
        <text:list-item>
          <text:p text:style-name="P58">Fling (Rzut)</text:p>
        </text:list-item>
        <text:list-item>
          <text:p text:style-name="P58">Flying Kompanion (Latający Towarzysz)</text:p>
        </text:list-item>
        <text:list-item>
          <text:p text:style-name="P58">Foil Danger (Negacja Zagrożenia)</text:p>
        </text:list-item>
        <text:list-item>
          <text:p text:style-name="P58">Font of Healing (Uzdrawiająca Fontanna)</text:p>
        </text:list-item>
        <text:list-item>
          <text:p text:style-name="P58">Force and Accuracy (Siła i Dokładność)</text:p>
        </text:list-item>
        <text:list-item>
          <text:p text:style-name="P58">Force at Distance (Moc na Odległość)</text:p>
        </text:list-item>
        <text:list-item>
          <text:p text:style-name="P58">Force Bash (Uderzenie Mocy)</text:p>
        </text:list-item>
        <text:list-item>
          <text:p text:style-name="P58">Force Blast (Wystrzał Mocy)</text:p>
        </text:list-item>
        <text:list-item>
          <text:p text:style-name="P58">Force Field (Pole Siłowe)</text:p>
        </text:list-item>
        <text:list-item>
          <text:p text:style-name="P58">Force Field Barrier (Bariera Pola Siłowego)</text:p>
        </text:list-item>
        <text:list-item>
          <text:p text:style-name="P58">Force Field Shield (Tarcza Pola Siłowego)</text:p>
        </text:list-item>
        <text:list-item>
          <text:p text:style-name="P58"><text:soft-page-break/>Force to Reckon With (Niszczyciel Pól Siłowych)</text:p>
        </text:list-item>
        <text:list-item>
          <text:p text:style-name="P58">Force Wall (Ściana Mocy)</text:p>
        </text:list-item>
        <text:list-item>
          <text:p text:style-name="P58">Fortification Builder (Budujący Umocnienia)</text:p>
        </text:list-item>
        <text:list-item>
          <text:p text:style-name="P58">Fortified Position (Ufortyfikowana Pozycja)</text:p>
        </text:list-item>
        <text:list-item>
          <text:p text:style-name="P58">Foul Aura (Złowróżna Aura)</text:p>
        </text:list-item>
        <text:list-item>
          <text:p text:style-name="P58">Freakishly Large (Przeogromny)</text:p>
        </text:list-item>
        <text:list-item>
          <text:p text:style-name="P58">Free to Move (<text:span text:style-name="T21">Mistrz Ruchu)</text:span></text:p>
        </text:list-item>
        <text:list-item>
          <text:p text:style-name="P59">Freezing Touch (Mrożący Dotyk)</text:p>
        </text:list-item>
        <text:list-item>
          <text:p text:style-name="P59">Frenzy (Szał)</text:p>
        </text:list-item>
        <text:list-item>
          <text:p text:style-name="P59">Friendly Help (Pomoc Przyjaciela)</text:p>
        </text:list-item>
        <text:list-item>
          <text:p text:style-name="P59">From the Shadows (Z Cieni)</text:p>
        </text:list-item>
        <text:list-item>
          <text:p text:style-name="P59">Frost Touch (Lodowy Dotyk)</text:p>
        </text:list-item>
        <text:list-item>
          <text:p text:style-name="P59">Further Mathematics (Wyższa Matematyka)</text:p>
        </text:list-item>
        <text:list-item>
          <text:p text:style-name="P59">Fury (Furia)</text:p>
        </text:list-item>
        <text:list-item>
          <text:p text:style-name="P59">Fusion (Fuzja)</text:p>
        </text:list-item>
        <text:list-item>
          <text:p text:style-name="P59">Fusion Armor (Zbroja Fuzyjna)</text:p>
        </text:list-item>
      </text:list>
      <text:p text:style-name="P13"/>
      <text:p text:style-name="P14">G</text:p>
      <text:p text:style-name="P13"/>
      <text:list xml:id="list2547088249" text:style-name="L6">
        <text:list-item>
          <text:p text:style-name="P60">Gain Unusual Companion (Pozyskanie Nietypowego Towarzysza)</text:p>
        </text:list-item>
        <text:list-item>
          <text:p text:style-name="P60">Gambler (Ryzykant)</text:p>
        </text:list-item>
        <text:list-item>
          <text:p text:style-name="P60">Game Lessons (Lekcje z Gier)</text:p>
        </text:list-item>
        <text:list-item>
          <text:p text:style-name="P60">Gamer (Gamer)</text:p>
        </text:list-item>
        <text:list-item>
          <text:p text:style-name="P60">Gamer’s Fortitude (Wytrzymałość Gracza)</text:p>
        </text:list-item>
        <text:list-item>
          <text:p text:style-name="P60">Gaming God (Bóg Gier)</text:p>
        </text:list-item>
        <text:list-item>
          <text:p text:style-name="P60">Gargantuan (Wielgachny)</text:p>
        </text:list-item>
        <text:list-item>
          <text:p text:style-name="P60">Gather Intelligence (Agent Wywiadu)</text:p>
        </text:list-item>
        <text:list-item>
          <text:p text:style-name="P60">Generate Force Field (Generacja Pola Siłowego)</text:p>
        </text:list-item>
        <text:list-item>
          <text:p text:style-name="P60">Get Away (Ucieknij)</text:p>
        </text:list-item>
        <text:list-item>
          <text:p text:style-name="P60">Ghost (Duch)</text:p>
        </text:list-item>
        <text:list-item>
          <text:p text:style-name="P60">Go Defensive (W Defensywie)</text:p>
        </text:list-item>
        <text:list-item>
          <text:p text:style-name="P60">Go to Ground (Ponowne Ukrycie Się)</text:p>
        </text:list-item>
        <text:list-item>
          <text:p text:style-name="P60">Goad (Prowokacja)</text:p>
        </text:list-item>
        <text:list-item>
          <text:p text:style-name="P60">Golem Body (Ciało Golema)</text:p>
        </text:list-item>
        <text:list-item>
          <text:p text:style-name="P60">Golem Grip (Chwyt Golema)</text:p>
        </text:list-item>
        <text:list-item>
          <text:p text:style-name="P60">Golem Healing (Uzdrawianie Golema)</text:p>
        </text:list-item>
        <text:list-item>
          <text:p text:style-name="P60">Golem Stomp (Tupnięcie Golema)</text:p>
        </text:list-item>
        <text:list-item>
          <text:p text:style-name="P60">Good Advice (Dobra Porada)</text:p>
        </text:list-item>
        <text:list-item>
          <text:p text:style-name="P60">Got a Feeling (Przeczucie)</text:p>
        </text:list-item>
        <text:list-item>
          <text:p text:style-name="P60">Grab (Chwyt)</text:p>
        </text:list-item>
        <text:list-item>
          <text:p text:style-name="P60">Grand Deception (Wielkie Oszustwo)</text:p>
        </text:list-item>
        <text:list-item>
          <text:p text:style-name="P60">Grandiose Illusion (Wielka Iluzja)</text:p>
        </text:list-item>
        <text:list-item>
          <text:p text:style-name="P60">Granite Wall (Ściana z Granitu)</text:p>
        </text:list-item>
        <text:list-item>
          <text:p text:style-name="P60">Grasping Foliage (Chwytające Zielska)</text:p>
        </text:list-item>
        <text:list-item>
          <text:p text:style-name="P60">Gravity Cleave (Szarpnięcie Grawitacyjne)</text:p>
        </text:list-item>
        <text:list-item>
          <text:p text:style-name="P60">Great Tree (Wielkie Drzewo)</text:p>
        </text:list-item>
        <text:list-item>
          <text:p text:style-name="P60">Greater Beast Form (Większa Likantropia)</text:p>
        </text:list-item>
        <text:list-item>
          <text:p text:style-name="P60">Greater Controlled Change (Większa Kontrolowana Zmiana)</text:p>
        </text:list-item>
        <text:list-item>
          <text:p text:style-name="P60">Greater Designation (Większy Osąd)</text:p>
        </text:list-item>
        <text:list-item>
          <text:p text:style-name="P60">Greater Enhanced Intellect (Większy Ulepszony Intelekt)</text:p>
        </text:list-item>
        <text:list-item>
          <text:p text:style-name="P60">Greater Enhanced Might (Większa Ulepszona Moc)</text:p>
        </text:list-item>
        <text:list-item>
          <text:p text:style-name="P60">Greater Enhanced Physique (Większa Ulepszona Muskulatura)</text:p>
        </text:list-item>
        <text:list-item>
          <text:p text:style-name="P60"><text:soft-page-break/>Greater Enhanced Potential (Większy Ulepszony Potencjał)</text:p>
        </text:list-item>
        <text:list-item>
          <text:p text:style-name="P60">Greater Enhanced Speed (Większa Ulepszona Szybkość)</text:p>
        </text:list-item>
        <text:list-item>
          <text:p text:style-name="P60">Greater Frenzy (Większa Furia)</text:p>
        </text:list-item>
        <text:list-item>
          <text:p text:style-name="P60">Greater Healing Touch (Większy Leczący Dotyk)</text:p>
        </text:list-item>
        <text:list-item>
          <text:p text:style-name="P60">Greater Necromancy (Większa Nekromancja)</text:p>
        </text:list-item>
        <text:list-item>
          <text:p text:style-name="P60">Greater Skill With Attack (Większa Umiejętność Ataku)</text:p>
        </text:list-item>
        <text:list-item>
          <text:p text:style-name="P61">Greater Skill With Defense (Większa Umiejętność Obrony)</text:p>
        </text:list-item>
        <text:list-item>
          <text:p text:style-name="P61">Group Friendship (Paczka Przyjaciół)</text:p>
        </text:list-item>
        <text:list-item>
          <text:p text:style-name="P61">Guide Bolt (Nakierowywana Pocisk)</text:p>
        </text:list-item>
        <text:list-item>
          <text:p text:style-name="P61">Guild Training (Trening Gildii)</text:p>
        </text:list-item>
        <text:list-item>
          <text:p text:style-name="P61">Gunner (Rewolwerowiec)</text:p>
        </text:list-item>
      </text:list>
      <text:p text:style-name="P15"/>
      <text:p text:style-name="P16">H</text:p>
      <text:p text:style-name="P15"/>
      <text:list xml:id="list260472581" text:style-name="L7">
        <text:list-item>
          <text:p text:style-name="P62">Hack the Impossible (Hakowanie Niemożliwości)</text:p>
        </text:list-item>
        <text:list-item>
          <text:p text:style-name="P62">Hacker (Haker)</text:p>
        </text:list-item>
        <text:list-item>
          <text:p text:style-name="P62">Hand to Eye (Koordynacja Ręka-Oko)</text:p>
        </text:list-item>
        <text:list-item>
          <text:p text:style-name="P62">Handy (Zręczny Rzemieślnik)</text:p>
        </text:list-item>
        <text:list-item>
          <text:p text:style-name="P62">Hard Choices (Trudny Wybory)</text:p>
        </text:list-item>
        <text:list-item>
          <text:p text:style-name="P62">Hard Target (Trudny Cel)</text:p>
        </text:list-item>
        <text:list-item>
          <text:p text:style-name="P62">Hard to Distract (Ciężki do Rozproszenia)</text:p>
        </text:list-item>
        <text:list-item>
          <text:p text:style-name="P62">Hard to Hit (Trudny do Trafienia)</text:p>
        </text:list-item>
        <text:list-item>
          <text:p text:style-name="P62">Hard to Kill (Trudny do Zamordowania)</text:p>
        </text:list-item>
        <text:list-item>
          <text:p text:style-name="P62">Hard to See (Rozmazany)</text:p>
        </text:list-item>
        <text:list-item>
          <text:p text:style-name="P62">Hard-Won Resilience (Ciężko Zapracowana Odporność)</text:p>
        </text:list-item>
        <text:list-item>
          <text:p text:style-name="P62">Harder Light (Twardsze Światło)</text:p>
        </text:list-item>
        <text:list-item>
          <text:p text:style-name="P62">Hardiness (Wytrzymały)</text:p>
        </text:list-item>
        <text:list-item>
          <text:p text:style-name="P62">Have Spacesuit, Will Travel (Mam Kombinezon Kosmiczny, Będę Podróżnikiem)</text:p>
        </text:list-item>
        <text:list-item>
          <text:p text:style-name="P62">Heads-Up Display (Wyświetlacz w Hełmie)</text:p>
        </text:list-item>
        <text:list-item>
          <text:p text:style-name="P62">Healing Pulse (Leczący Puls)</text:p>
        </text:list-item>
        <text:list-item>
          <text:p text:style-name="P62">Healing Touch (Leczący Dotyk)</text:p>
        </text:list-item>
        <text:list-item>
          <text:p text:style-name="P62">Hedge Magic (Sztuczki Magiczne)</text:p>
        </text:list-item>
        <text:list-item>
          <text:p text:style-name="P62">Heightened Skills (Ulepszone Umiejętności)</text:p>
        </text:list-item>
        <text:list-item>
          <text:p text:style-name="P62">Hemorrhage (Krwawienie)</text:p>
        </text:list-item>
        <text:list-item>
          <text:p text:style-name="P62">Heroic Monster Bane (Hero<text:span text:style-name="T28">iczny Sposób na Potwory</text:span>)</text:p>
        </text:list-item>
        <text:list-item>
          <text:p text:style-name="P62">Hidden Closet (Szuflads-Skrytka)</text:p>
        </text:list-item>
        <text:list-item>
          <text:p text:style-name="P62">Hidden Reserves (Ukryta Siła)</text:p>
        </text:list-item>
        <text:list-item>
          <text:p text:style-name="P62">Higher Mathematics (Wyższa Matematyka)</text:p>
        </text:list-item>
        <text:list-item>
          <text:p text:style-name="P62">Hold Breath (Wstryzmanie Oddechu)</text:p>
        </text:list-item>
        <text:list-item>
          <text:p text:style-name="P62">Horde Fighting (Walczący z Hordą)</text:p>
        </text:list-item>
        <text:list-item>
          <text:p text:style-name="P62">Horde Tactics (Taktyka Hordy)</text:p>
        </text:list-item>
        <text:list-item>
          <text:p text:style-name="P62">Hover (Unoszenie Się)</text:p>
        </text:list-item>
        <text:list-item>
          <text:p text:style-name="P62">How Other Think (Jak Myślą Inni)</text:p>
        </text:list-item>
        <text:list-item>
          <text:p text:style-name="P62">Huge (Wielki)</text:p>
        </text:list-item>
        <text:list-item>
          <text:p text:style-name="P62">Hunter’s Drive (Dążenie Łowcy)</text:p>
        </text:list-item>
        <text:list-item>
          <text:p text:style-name="P62">Hurl Flame (<text:span text:style-name="T22">Macki Płomieni</text:span>)</text:p>
        </text:list-item>
      </text:list>
      <text:p text:style-name="P15"/>
      <text:p text:style-name="P18">I</text:p>
      <text:p text:style-name="P17"/>
      <text:list xml:id="list4262033642" text:style-name="L8">
        <text:list-item>
          <text:p text:style-name="P63">Ice Armor (Lodowa Zbroja)</text:p>
        </text:list-item>
        <text:list-item>
          <text:p text:style-name="P64">Ice Creation (Lodowa Kreacja)</text:p>
        </text:list-item>
        <text:list-item>
          <text:p text:style-name="P64">Ice Storm (Śniegowa Zamieć)</text:p>
        </text:list-item>
        <text:list-item>
          <text:p text:style-name="P64"><text:soft-page-break/>Ignition (Zapłon)</text:p>
        </text:list-item>
        <text:list-item>
          <text:p text:style-name="P64">Ignore Affliction (Zignorowanie Przeszkody)</text:p>
        </text:list-item>
        <text:list-item>
          <text:p text:style-name="P64">Ignore the Pain (Zignorowanie Bólu)</text:p>
        </text:list-item>
        <text:list-item>
          <text:p text:style-name="P64">Illuminating Touch (Dotyk Oświecenia)</text:p>
        </text:list-item>
        <text:list-item>
          <text:p text:style-name="P64">Illusory Disquise (Iluzoryczne Przebranie)</text:p>
        </text:list-item>
        <text:list-item>
          <text:p text:style-name="P64">Illusory Duplicate (Iluzyjny Duplikat)</text:p>
        </text:list-item>
        <text:list-item>
          <text:p text:style-name="P64">Illusory Evasion (Iluzoryczny Unik)</text:p>
        </text:list-item>
        <text:list-item>
          <text:p text:style-name="P64">Illusory Selves (Iluzyjne Ja)</text:p>
        </text:list-item>
        <text:list-item>
          <text:p text:style-name="P64">Immovable (Nieruszony)</text:p>
        </text:list-item>
        <text:list-item>
          <text:p text:style-name="P64">Impart Ideal (Zasianie Idei)</text:p>
        </text:list-item>
        <text:list-item>
          <text:p text:style-name="P64">Impart Understanding (Zasianie Zrozumienia)</text:p>
        </text:list-item>
        <text:list-item>
          <text:p text:style-name="P64">Impersonate (Impersonacja)</text:p>
        </text:list-item>
        <text:list-item>
          <text:p text:style-name="P64">Impetus (Przyciągnięcie)</text:p>
        </text:list-item>
        <text:list-item>
          <text:p text:style-name="P64">Impossible Walk (Niemożliwy Spacer)</text:p>
        </text:list-item>
        <text:list-item>
          <text:p text:style-name="P64">Impressive Display (Niemożliwy Pokaz)</text:p>
        </text:list-item>
        <text:list-item>
          <text:p text:style-name="P64">Improved Absorb Kinetic Energy (Ulepszona Absorpcja Kinetycznej Energii)</text:p>
        </text:list-item>
        <text:list-item>
          <text:p text:style-name="P64">Improved Apportation (Ulepszona Aportacja)</text:p>
        </text:list-item>
        <text:list-item>
          <text:p text:style-name="P64">Improved Command Spirit (Ulepszone Rozkazywanie Duchom)</text:p>
        </text:list-item>
        <text:list-item>
          <text:p text:style-name="P64">Improved Companion (Ulepszony Towarzysz)</text:p>
        </text:list-item>
        <text:list-item>
          <text:p text:style-name="P64">Improved Copying (Ulepszone Kopiowanie Mocy)</text:p>
        </text:list-item>
        <text:list-item>
          <text:p text:style-name="P64">Improved Designation (Ulepszony Osąd)</text:p>
        </text:list-item>
        <text:list-item>
          <text:p text:style-name="P64">Improved Edge (Ulepszone Skupienie)</text:p>
        </text:list-item>
        <text:list-item>
          <text:p text:style-name="P64">Improved Gravity Cleave (Ulepszone Szarpnięcie Grawitacyjne)</text:p>
        </text:list-item>
        <text:list-item>
          <text:p text:style-name="P64">Improved Machine Companion (Ulepszony Towarzysz-Maszyna)</text:p>
        </text:list-item>
        <text:list-item>
          <text:p text:style-name="P64">Improved Monster Bane (Ulepszon<text:span text:style-name="T28">y Sposób na Potwory</text:span>)</text:p>
        </text:list-item>
        <text:list-item>
          <text:p text:style-name="P64">Improved Object Bond (Ulepszona Więź z Przedmiotem)</text:p>
        </text:list-item>
        <text:list-item>
          <text:p text:style-name="P64">Improved Recovery (Ulepszone Odzyskanie Zdrowia)</text:p>
        </text:list-item>
        <text:list-item>
          <text:p text:style-name="P64">Improved Sculpt Light (Ulepszone Rzeźbienie Światłem)</text:p>
        </text:list-item>
        <text:list-item>
          <text:p text:style-name="P64">Improved Sensor (Ulepszony Sensor)</text:p>
        </text:list-item>
        <text:list-item>
          <text:p text:style-name="P64">Improved Success (Ulepszony Sukces)</text:p>
        </text:list-item>
        <text:list-item>
          <text:p text:style-name="P64">Improwise (Improwizacja)</text:p>
        </text:list-item>
        <text:list-item>
          <text:p text:style-name="P64">In Harm’s Way (Obrońca Przyjaciół)</text:p>
        </text:list-item>
        <text:list-item>
          <text:p text:style-name="P64">Incomparable Pilot (Wspaniały Pilot)</text:p>
        </text:list-item>
        <text:list-item>
          <text:p text:style-name="P64">Increased Effects (Zwiększony Efekt)</text:p>
        </text:list-item>
        <text:list-item>
          <text:p text:style-name="P64">Increasing Determination (Determinacja)</text:p>
        </text:list-item>
        <text:list-item>
          <text:p text:style-name="P64">Incredible Feat of Science (Niemożliwe Osiągnięcie Naukowe)</text:p>
        </text:list-item>
        <text:list-item>
          <text:p text:style-name="P64">Incredible Health (Ulepszone Zdrowie)</text:p>
        </text:list-item>
        <text:list-item>
          <text:p text:style-name="P64">Incredible Recovery (Niemożliwe Odzyskanie Zdrowia)</text:p>
        </text:list-item>
        <text:list-item>
          <text:p text:style-name="P64">Incredible Running Speed (Niemożliwa Szybkość)</text:p>
        </text:list-item>
        <text:list-item>
          <text:p text:style-name="P64">Infer Thoughts (Odczytanie Myśli)</text:p>
        </text:list-item>
        <text:list-item>
          <text:p text:style-name="P64">Inferno Trail (Piekielny Szlak)</text:p>
        </text:list-item>
        <text:list-item>
          <text:p text:style-name="P64">Infiltrator (Infiltrator)</text:p>
        </text:list-item>
        <text:list-item>
          <text:p text:style-name="P64">Influence Swarm (Wpływ na Rój)</text:p>
        </text:list-item>
        <text:list-item>
          <text:p text:style-name="P64">Information Gathering ()Zbieranie Informacji)</text:p>
        </text:list-item>
        <text:list-item>
          <text:p text:style-name="P64">Informer (Informator)</text:p>
        </text:list-item>
        <text:list-item>
          <text:p text:style-name="P64">Infuse Spirit (Absorpcja Ducha)</text:p>
        </text:list-item>
        <text:list-item>
          <text:p text:style-name="P64">Inhabit Crystal (Zamieszkując Kryształ)</text:p>
        </text:list-item>
        <text:list-item>
          <text:p text:style-name="P64">Innate Power (Wrodzona Moc)</text:p>
        </text:list-item>
        <text:list-item>
          <text:p text:style-name="P64">Inner Defense (Wewnętrzna Obrona)</text:p>
        </text:list-item>
        <text:list-item>
          <text:p text:style-name="P64">Innovator (Innowator)</text:p>
        </text:list-item>
        <text:list-item>
          <text:p text:style-name="P64">Insect Eruption (Erupcja Insektów)</text:p>
        </text:list-item>
        <text:list-item>
          <text:p text:style-name="P64">Insight (Empatia)</text:p>
        </text:list-item>
        <text:list-item>
          <text:p text:style-name="P64"><text:soft-page-break/>Insp[iration (Inspiracja)</text:p>
        </text:list-item>
        <text:list-item>
          <text:p text:style-name="P64">Inspire Action (<text:span text:style-name="T23">Zainspirowanie Akcji</text:span>)</text:p>
        </text:list-item>
        <text:list-item>
          <text:p text:style-name="P65">Inspire Aggression (Zainspirowanie Agresji)</text:p>
        </text:list-item>
        <text:list-item>
          <text:p text:style-name="P65">Inspire Coordinated Actions (Zainspirowanie Skoordynowanych Akcji)</text:p>
        </text:list-item>
        <text:list-item>
          <text:p text:style-name="P65">Inspire the Innocent (Zainspirowanie Niewinnych)</text:p>
        </text:list-item>
        <text:list-item>
          <text:p text:style-name="P65">Inspiring Ease (Zainspirowanie Ułatwienia)</text:p>
        </text:list-item>
        <text:list-item>
          <text:p text:style-name="P65">Inspiring Sukces (Zainspirowanie Sukcesu)</text:p>
        </text:list-item>
        <text:list-item>
          <text:p text:style-name="P65">Intelligent Interface (Inteligentny Interfejs)</text:p>
        </text:list-item>
        <text:list-item>
          <text:p text:style-name="P65">Intense Interaction (Intensywna Interakcja)</text:p>
        </text:list-item>
        <text:list-item>
          <text:p text:style-name="P65">Interaction Skills (Umiejętności Międzyludzkie)</text:p>
        </text:list-item>
        <text:list-item>
          <text:p text:style-name="P65">Interface (Interfejs)</text:p>
        </text:list-item>
        <text:list-item>
          <text:p text:style-name="P65">Interruption (Przeszkodzenie)</text:p>
        </text:list-item>
        <text:list-item>
          <text:p text:style-name="P65">Inventor (Wynalazca)</text:p>
        </text:list-item>
        <text:list-item>
          <text:p text:style-name="P65">Investigate (Śledztwo)</text:p>
        </text:list-item>
        <text:list-item>
          <text:p text:style-name="P65">Investigative Skills (Umiejętności Śledcze)</text:p>
        </text:list-item>
        <text:list-item>
          <text:p text:style-name="P65">Investigator (Śledzczy)</text:p>
        </text:list-item>
        <text:list-item>
          <text:p text:style-name="P65">Invisibility (Niewidzialność)</text:p>
        </text:list-item>
        <text:list-item>
          <text:p text:style-name="P65">Invisible Phasing (Niewidzialne Fazowanie)</text:p>
        </text:list-item>
        <text:list-item>
          <text:p text:style-name="P65">Iron Fist (Żelazne Pięści)</text:p>
        </text:list-item>
        <text:list-item>
          <text:p text:style-name="P65">Iron Punch (Stalowy Cios)</text:p>
        </text:list-item>
      </text:list>
      <text:p text:style-name="P19"/>
      <text:p text:style-name="P20">J</text:p>
      <text:p text:style-name="P19"/>
      <text:list xml:id="list232324013" text:style-name="L9">
        <text:list-item>
          <text:p text:style-name="P66">Jaunt (Dalsza Teleportacja)</text:p>
        </text:list-item>
        <text:list-item>
          <text:p text:style-name="P66">Juggernaunt (Juggernaunt)</text:p>
        </text:list-item>
        <text:list-item>
          <text:p text:style-name="P66">Jump Attack (Atak z Wyskoku)</text:p>
        </text:list-item>
        <text:list-item>
          <text:p text:style-name="P66">Junkmonger (Rzemieślnik Rupieci)</text:p>
        </text:list-item>
        <text:list-item>
          <text:p text:style-name="P66">Jury-Rig (Naprawa na Oko)</text:p>
        </text:list-item>
        <text:list-item>
          <text:p text:style-name="P67">Just a Bit Mad (Troszkę Szalony)</text:p>
        </text:list-item>
      </text:list>
      <text:p text:style-name="P21"/>
      <text:p text:style-name="P22">K</text:p>
      <text:p text:style-name="P21"/>
      <text:list xml:id="list2694841691" text:style-name="L10">
        <text:list-item>
          <text:p text:style-name="P68">Knock Out (Pozbawienie Przytomności)</text:p>
        </text:list-item>
        <text:list-item>
          <text:p text:style-name="P69">Know Their Faults (Poznanie Słabości)</text:p>
        </text:list-item>
        <text:list-item>
          <text:p text:style-name="P69">Know Where to Look (Wiesz, Gdzie Szukać)</text:p>
        </text:list-item>
        <text:list-item>
          <text:p text:style-name="P69">Knowing (Wiedza)</text:p>
        </text:list-item>
        <text:list-item>
          <text:p text:style-name="P69">Knowing the Unknown (Wiedza o Nieznanym)</text:p>
        </text:list-item>
        <text:list-item>
          <text:p text:style-name="P69">Knowledge of the Law (Wiedza Prawnicza)</text:p>
        </text:list-item>
        <text:list-item>
          <text:p text:style-name="P69">Knowledge is Power (Wiedza to Potęga)</text:p>
        </text:list-item>
        <text:list-item>
          <text:p text:style-name="P69">Knowledge Skills (Umiejętności Wiedzy)</text:p>
        </text:list-item>
      </text:list>
      <text:p text:style-name="P23"/>
      <text:p text:style-name="P24">L</text:p>
      <text:p text:style-name="P23"/>
      <text:list xml:id="list1106968998" text:style-name="L11">
        <text:list-item>
          <text:p text:style-name="P70">Lab Analysis (Analiza Laboratoryjna)</text:p>
        </text:list-item>
        <text:list-item>
          <text:p text:style-name="P102"><text:span text:style-name="T20">L</text:span><text:span text:style-name="T16">ate Inspiration (Spóźniona Inspiracja)</text:span></text:p>
        </text:list-item>
        <text:list-item>
          <text:p text:style-name="P71">Lead by Inquiry (<text:span text:style-name="T24">Lider Spostrzegawczości</text:span>)</text:p>
        </text:list-item>
        <text:list-item>
          <text:p text:style-name="P72">Lead From The Front (<text:span text:style-name="T25">Na Linii Frontu</text:span>)</text:p>
        </text:list-item>
        <text:list-item>
          <text:p text:style-name="P73">Learned a Few Things (Parę Sztuczek w Zanadrzu)</text:p>
        </text:list-item>
        <text:list-item>
          <text:p text:style-name="P73">Learning the Path (Nauka w Biegu)</text:p>
        </text:list-item>
        <text:list-item>
          <text:p text:style-name="P73">Legal Intern (Prawnik-Stażysta)</text:p>
        </text:list-item>
        <text:list-item>
          <text:p text:style-name="P73">Legerdemain (Zwinne Dłonie)</text:p>
        </text:list-item>
        <text:list-item>
          <text:p text:style-name="P73">Lend Animal Shape (Rozszerzony Zwierzęcy Kształt)</text:p>
        </text:list-item>
        <text:list-item>
          <text:p text:style-name="P73"><text:soft-page-break/>Lethal Ploy (Śmiertelny Trik)</text:p>
        </text:list-item>
        <text:list-item>
          <text:p text:style-name="P73">Lethal Vibration (Śmiertelna Wibracja)</text:p>
        </text:list-item>
        <text:list-item>
          <text:p text:style-name="P73">Levity <text:span text:style-name="T26">(Beztroska)</text:span></text:p>
        </text:list-item>
        <text:list-item>
          <text:p text:style-name="P74">Life Lessons (Lekcje Życiowe)</text:p>
        </text:list-item>
        <text:list-item>
          <text:p text:style-name="P74">Like the Back of Your Hand (Znam Ten Statek Jak Własną Dłoń)</text:p>
        </text:list-item>
        <text:list-item>
          <text:p text:style-name="P74">Link Senses (Link Sensoryczny)</text:p>
        </text:list-item>
        <text:list-item>
          <text:p text:style-name="P74">Living Armor (Życia Zbroja)</text:p>
        </text:list-item>
        <text:list-item>
          <text:p text:style-name="P74">Living Light (Żywe Światło)</text:p>
        </text:list-item>
        <text:list-item>
          <text:p text:style-name="P74">Living Off the Land (Życie w Dziczy)</text:p>
        </text:list-item>
        <text:list-item>
          <text:p text:style-name="P74">Living Wall (Żywa Ściana)</text:p>
        </text:list-item>
        <text:list-item>
          <text:p text:style-name="P74">Lock (Kłódka)</text:p>
        </text:list-item>
        <text:list-item>
          <text:p text:style-name="P74">Lost in the Chaos (Zagubieni w Chaosie)</text:p>
        </text:list-item>
        <text:list-item>
          <text:p text:style-name="P74">Lunge (Cios z Wyciągnięciem)</text:p>
        </text:list-item>
      </text:list>
      <text:p text:style-name="P75"/>
      <text:p text:style-name="P77">M</text:p>
      <text:p text:style-name="P75"/>
      <text:list xml:id="list462874395" text:style-name="L12">
        <text:list-item>
          <text:p text:style-name="P76">Machine Affinity (Umiłowanie do Maszyn)</text:p>
        </text:list-item>
        <text:list-item>
          <text:p text:style-name="P76">Machine Bond (Więź z Maszyną)</text:p>
        </text:list-item>
        <text:list-item>
          <text:p text:style-name="P78">Mechine Companion (Towarzysz-Maszyna)</text:p>
        </text:list-item>
        <text:list-item>
          <text:p text:style-name="P78">Machine Efficiency (Wydajność Maszyny)</text:p>
        </text:list-item>
        <text:list-item>
          <text:p text:style-name="P78">Machine Enhancement (Ulepszenie Maszyny)</text:p>
        </text:list-item>
        <text:list-item>
          <text:p text:style-name="P78">Machine Hunting (Polowanie na Maszyny)</text:p>
        </text:list-item>
        <text:list-item>
          <text:p text:style-name="P78">Machine Interface (Interfejs Maszyn)</text:p>
        </text:list-item>
        <text:list-item>
          <text:p text:style-name="P78">Machine Telepathy (Telepatia Maszyn)</text:p>
        </text:list-item>
        <text:list-item>
          <text:p text:style-name="P78">Machine Vulnerabilities (Słabe Punkty Maszyn)</text:p>
        </text:list-item>
        <text:list-item>
          <text:p text:style-name="P78">Magic Shield (Magiczna Tarcza)</text:p>
        </text:list-item>
        <text:list-item>
          <text:p text:style-name="P78">Magic Training (Trening Magiczny)</text:p>
        </text:list-item>
        <text:list-item>
          <text:p text:style-name="P78">Magical Repertoire (Magiczne Zasoby)</text:p>
        </text:list-item>
        <text:list-item>
          <text:p text:style-name="P78">Magical Training (Wyuczone Zaklęcia)</text:p>
        </text:list-item>
        <text:list-item>
          <text:p text:style-name="P78">Magnetic Field (Pole Magnetyczne)</text:p>
        </text:list-item>
        <text:list-item>
          <text:p text:style-name="P78">Magnificent Moment (Chwila Wspaniałości)</text:p>
        </text:list-item>
        <text:list-item>
          <text:p text:style-name="P78">Major Illusion (Większa Iluzja)</text:p>
        </text:list-item>
        <text:list-item>
          <text:p text:style-name="P78">Maka Judgement (Dokonanie Osądu)</text:p>
        </text:list-item>
        <text:list-item>
          <text:p text:style-name="P78">Meneuvering Adept (Adept Ruchu)</text:p>
        </text:list-item>
        <text:list-item>
          <text:p text:style-name="P78">Mask (Maska)</text:p>
        </text:list-item>
        <text:list-item>
          <text:p text:style-name="P78">Master Crafter (Mistrzowski Rzemieślnik)</text:p>
        </text:list-item>
        <text:list-item>
          <text:p text:style-name="P78">Master Cypher Use (Mistrzowskie Korzystanie z Cypherów)</text:p>
        </text:list-item>
        <text:list-item>
          <text:p text:style-name="P79">Master Entertainer (<text:span text:style-name="T27">Inspirujące Performer</text:span>)</text:p>
        </text:list-item>
        <text:list-item>
          <text:p text:style-name="P80">Master Identifier (Mistrz Identyfikacji)</text:p>
        </text:list-item>
        <text:list-item>
          <text:p text:style-name="P80">Master Machine (Mistrz Maszyn)</text:p>
        </text:list-item>
        <text:list-item>
          <text:p text:style-name="P80">Master of Unarmer Fightning Style (Mistrz Sztuk Walki)</text:p>
        </text:list-item>
        <text:list-item>
          <text:p text:style-name="P80">Master Thief (Złodziejski Mistrz)</text:p>
        </text:list-item>
        <text:list-item>
          <text:p text:style-name="P80">Masterful Armor Modification (Mistrzowska Modyfikacja Pancerza)</text:p>
        </text:list-item>
        <text:list-item>
          <text:p text:style-name="P80">Mastery in Armor (Mistrzowska Biegłość w Pancerzach)</text:p>
        </text:list-item>
        <text:list-item>
          <text:p text:style-name="P80">Mastery With Attacks (Mistrzostwo Ataków)</text:p>
        </text:list-item>
        <text:list-item>
          <text:p text:style-name="P80">Mastery with Defense (Mistrzostwo Obrony)</text:p>
        </text:list-item>
        <text:list-item>
          <text:p text:style-name="P80">Matter Cloud (Chmura Drobiazgów)</text:p>
        </text:list-item>
        <text:list-item>
          <text:p text:style-name="P80">Maximize Cypher (Maksymalizacja Cyphera)</text:p>
        </text:list-item>
        <text:list-item>
          <text:p text:style-name="P80">Mechanical Telepathy (Mechaniczna Telepatia)</text:p>
        </text:list-item>
        <text:list-item>
          <text:p text:style-name="P80">Medium Teleportation (Średnia Teleportacja)</text:p>
        </text:list-item>
        <text:list-item>
          <text:p text:style-name="P80">Memory Becomes Action (Pamięć w Czyn)</text:p>
        </text:list-item>
        <text:list-item>
          <text:p text:style-name="P80">Mental Link (Link Mentalny)</text:p>
        </text:list-item>
        <text:list-item>
          <text:p text:style-name="P81"><text:soft-page-break/>Mental Projection (Projekcja Mentalna)</text:p>
        </text:list-item>
        <text:list-item>
          <text:p text:style-name="P81">Mentally Tought (Umysłowa Odporność)</text:p>
        </text:list-item>
        <text:list-item>
          <text:p text:style-name="P81">Meticulous Planner (Szczegółowe Planowanie)</text:p>
        </text:list-item>
        <text:list-item>
          <text:p text:style-name="P81">Microgravity Adept (Przyzwyczajony do Mikrograwitacji)</text:p>
        </text:list-item>
        <text:list-item>
          <text:p text:style-name="P81">Microgravity Avoidance (Uniki w Mikrograwitacji)</text:p>
        </text:list-item>
        <text:list-item>
          <text:p text:style-name="P81">Mind Control (Controla Umysłu)</text:p>
        </text:list-item>
        <text:list-item>
          <text:p text:style-name="P81">Mind for Might (Moc i Umysł)</text:p>
        </text:list-item>
        <text:list-item>
          <text:p text:style-name="P81">Mind Games (Gierki Umysłowe)</text:p>
        </text:list-item>
        <text:list-item>
          <text:p text:style-name="P81">Mind of a Leader (Umysł Lidera)</text:p>
        </text:list-item>
        <text:list-item>
          <text:p text:style-name="P81">Mind Reading (Czytanie Myśli)</text:p>
        </text:list-item>
        <text:list-item>
          <text:p text:style-name="P81">Mind Surge (Regeneracja Umysłu)</text:p>
        </text:list-item>
        <text:list-item>
          <text:p text:style-name="P81">Minor Illusion (Mniejsza Iluzja)</text:p>
        </text:list-item>
        <text:list-item>
          <text:p text:style-name="P81">Minor Wish (Mniejsze Życzenie)</text:p>
        </text:list-item>
        <text:list-item>
          <text:p text:style-name="P81">Miraculous Health (Cudowne Zdrowie)</text:p>
        </text:list-item>
        <text:list-item>
          <text:p text:style-name="P81">Misdirect (Przekierowanie Ataku)</text:p>
        </text:list-item>
        <text:list-item>
          <text:p text:style-name="P81">Misdirect Blame (Zrzucenie Winy)</text:p>
        </text:list-item>
        <text:list-item>
          <text:p text:style-name="P81">Mist Cloud (Chmura Mgły)</text:p>
        </text:list-item>
        <text:list-item>
          <text:p text:style-name="P81">Mobile Fighter (Mobilny Wojownik) </text:p>
        </text:list-item>
        <text:list-item>
          <text:p text:style-name="P81">Moderate Wish (Średnie Życzenie)</text:p>
        </text:list-item>
        <text:list-item>
          <text:p text:style-name="P81">Modify Artifact Power (Zwiększenie Mocy Artefaktu)</text:p>
        </text:list-item>
        <text:list-item>
          <text:p text:style-name="P81">Modify Cyphers (Modyfikacja Cypherów)</text:p>
        </text:list-item>
        <text:list-item>
          <text:p text:style-name="P81">Modify Device (Modyfikacja Urządzenia)</text:p>
        </text:list-item>
        <text:list-item>
          <text:p text:style-name="P81">Momentum (Pęd)</text:p>
        </text:list-item>
        <text:list-item>
          <text:p text:style-name="P81">Monster Bane (Sposób na Potwory)</text:p>
        </text:list-item>
        <text:list-item>
          <text:p text:style-name="P81">Monster Lore (Wiedza o Potworach)</text:p>
        </text:list-item>
        <text:list-item>
          <text:p text:style-name="P81">Moon Shape (Księżycowa Zmiana Kształtu)</text:p>
        </text:list-item>
        <text:list-item>
          <text:p text:style-name="P81">Mount (Rumak)</text:p>
        </text:list-item>
        <text:list-item>
          <text:p text:style-name="P81">Move Metal (Poruszanie Metalu)</text:p>
        </text:list-item>
        <text:list-item>
          <text:p text:style-name="P81">Move Mountains (Poruszenie Góry)</text:p>
        </text:list-item>
        <text:list-item>
          <text:p text:style-name="P81">Movement Skills (Umiejętności Ruchu)</text:p>
        </text:list-item>
        <text:list-item>
          <text:p text:style-name="P81">Moving Like Water (Gibkosć Niczym Woda)</text:p>
        </text:list-item>
        <text:list-item>
          <text:p text:style-name="P81">Multiple Copying (Wielość Kopii)</text:p>
        </text:list-item>
        <text:list-item>
          <text:p text:style-name="P81">Multiple Quarry (<text:span text:style-name="T29">Wiele Celów</text:span>)</text:p>
        </text:list-item>
        <text:list-item>
          <text:p text:style-name="P82">Multiple Skills (Wiele Umiejętności)</text:p>
        </text:list-item>
        <text:list-item>
          <text:p text:style-name="P82">Multiplicity (Wielośc)</text:p>
        </text:list-item>
        <text:list-item>
          <text:p text:style-name="P82">Multi-Vanish (Masowe Znikanie)</text:p>
        </text:list-item>
        <text:list-item>
          <text:p text:style-name="P82">Murderer (Morderca)</text:p>
        </text:list-item>
        <text:list-item>
          <text:p text:style-name="P82">Muscles of Iron (Mięśnie z Żelaza)</text:p>
        </text:list-item>
      </text:list>
      <text:p text:style-name="P83"/>
      <text:p text:style-name="P85">N</text:p>
      <text:p text:style-name="P83"/>
      <text:list xml:id="list1830739355" text:style-name="L13">
        <text:list-item>
          <text:p text:style-name="P84">Natural Charisma (Naturalna Charyzma)</text:p>
        </text:list-item>
        <text:list-item>
          <text:p text:style-name="P86">Natural Crafter (Naturalny Rzemieślnik)</text:p>
        </text:list-item>
        <text:list-item>
          <text:p text:style-name="P86">Necromancy (Nekromancja)</text:p>
        </text:list-item>
        <text:list-item>
          <text:p text:style-name="P86">Negate Danger (Negacja Zagrożenia)</text:p>
        </text:list-item>
        <text:list-item>
          <text:p text:style-name="P86">Negotiatie (Negocjacja)</text:p>
        </text:list-item>
        <text:list-item>
          <text:p text:style-name="P86">Network Tap (Kwerenda)</text:p>
        </text:list-item>
        <text:list-item>
          <text:p text:style-name="P86">Never Fumble (Bez Wpadek)</text:p>
        </text:list-item>
        <text:list-item>
          <text:p text:style-name="P86">Nightmare (koszmar)</text:p>
        </text:list-item>
        <text:list-item>
          <text:p text:style-name="P86">Nightstrike (Nocne Uderzenie)</text:p>
        </text:list-item>
        <text:list-item>
          <text:p text:style-name="P86">Nimble Swimmer (Gibki Pływak)</text:p>
        </text:list-item>
        <text:list-item>
          <text:p text:style-name="P86">No Need For Weapon (Broń Niepotrzebna)</text:p>
        </text:list-item>
        <text:list-item>
          <text:p text:style-name="P86"><text:soft-page-break/>No One Knows Better (Nikt Nie Wie Lepiej)</text:p>
        </text:list-item>
        <text:list-item>
          <text:p text:style-name="P86">Noble’s Courage (Odwaga Szlachcica)</text:p>
        </text:list-item>
        <text:list-item>
          <text:p text:style-name="P86">Not Dead Yet (Jeszcze Żywy)</text:p>
        </text:list-item>
        <text:list-item>
          <text:p text:style-name="P86">Nothing but Defend (Nic Tylko Obrona)</text:p>
        </text:list-item>
        <text:list-item>
          <text:p text:style-name="P86">Nullify Sound (Tłumienie Dźwięków)</text:p>
        </text:list-item>
      </text:list>
      <text:p text:style-name="P87"/>
      <text:p text:style-name="P89">O</text:p>
      <text:p text:style-name="P87"/>
      <text:list xml:id="list1509942373" text:style-name="L14">
        <text:list-item>
          <text:p text:style-name="P88">Object Bond (Więź z Obiektem)</text:p>
        </text:list-item>
        <text:list-item>
          <text:p text:style-name="P90">Object Bond Mastery (Mistrzostwo Więzi <text:s/>Obiektem)</text:p>
        </text:list-item>
        <text:list-item>
          <text:p text:style-name="P90">Obstacle Running (Bieg przez Przeszkody)</text:p>
        </text:list-item>
        <text:list-item>
          <text:p text:style-name="P90">One With the Wild (Jedność z Dziczą)</text:p>
        </text:list-item>
        <text:list-item>
          <text:p text:style-name="P90">Oneirochemy (Oneiro-alchemia)</text:p>
        </text:list-item>
        <text:list-item>
          <text:p text:style-name="P90">Onslaught (Pocisk)</text:p>
        </text:list-item>
        <text:list-item>
          <text:p text:style-name="P90">Open Mind (Otwarty Umysł)</text:p>
        </text:list-item>
        <text:list-item>
          <text:p text:style-name="P90">Opening Statement (Dyplomata)</text:p>
        </text:list-item>
        <text:list-item>
          <text:p text:style-name="P90">Opportunist (Oportunista)</text:p>
        </text:list-item>
        <text:list-item>
          <text:p text:style-name="P90">Oratory (Oracja)</text:p>
        </text:list-item>
        <text:list-item>
          <text:p text:style-name="P90">Out of Harm’s Way (Z Dala od Niebezpieczeństwa)</text:p>
        </text:list-item>
        <text:list-item>
          <text:p text:style-name="P90">Outlast the Foe (Wytrzymalszy Niż Wróg)</text:p>
        </text:list-item>
        <text:list-item>
          <text:p text:style-name="P90">Outlaw Reputation (Reputacja Spoza Prawa)</text:p>
        </text:list-item>
        <text:list-item>
          <text:p text:style-name="P90">Outside Reality (Poza Rzeczywistością)</text:p>
        </text:list-item>
        <text:list-item>
          <text:p text:style-name="P90">Outwit (<text:span text:style-name="T30">Przechytrzenie)</text:span></text:p>
        </text:list-item>
        <text:list-item>
          <text:p text:style-name="P91">Overawe (Niebiańska Gloria)</text:p>
        </text:list-item>
        <text:list-item>
          <text:p text:style-name="P91">Overcharge Device (Przeładowanie Urządzenia)</text:p>
        </text:list-item>
        <text:list-item>
          <text:p text:style-name="P91">Overcharge Energy (Przeładowanie Energii)</text:p>
        </text:list-item>
        <text:list-item>
          <text:p text:style-name="P91">Overcome All Obstacles (Przezwycieżając Wszystkie Przeciwności)</text:p>
        </text:list-item>
        <text:list-item>
          <text:p text:style-name="P91">Overload Machine (Przeciążenie Maszyny)</text:p>
        </text:list-item>
        <text:list-item>
          <text:p text:style-name="P91">Overwatch (Na Straży)</text:p>
        </text:list-item>
      </text:list>
      <text:p text:style-name="P92"/>
      <text:p text:style-name="P94">P</text:p>
      <text:p text:style-name="P92"/>
      <text:list xml:id="list1556747368" text:style-name="L15">
        <text:list-item>
          <text:p text:style-name="P93">Parry (Blok)</text:p>
        </text:list-item>
        <text:list-item>
          <text:p text:style-name="P93">Passing Mechanics (Niedzielny Mechanik)</text:p>
        </text:list-item>
        <text:list-item>
          <text:p text:style-name="P95">Patient Recovery (Dodatkowy Odpoczynek)</text:p>
        </text:list-item>
        <text:list-item>
          <text:p text:style-name="P95">Pay It Forward (Dzielenie Się Wiedzą)</text:p>
        </text:list-item>
        <text:list-item>
          <text:p text:style-name="P95">Perfect Control (Perfekcyjna Kontrola)</text:p>
        </text:list-item>
        <text:list-item>
          <text:p text:style-name="P95">Perfect Speed Burst (Perfekcyjna Szybkość)</text:p>
        </text:list-item>
        <text:list-item>
          <text:p text:style-name="P95">Perfect Stranger (Perfekcyjny Nieznajomy)</text:p>
        </text:list-item>
        <text:list-item>
          <text:p text:style-name="P95">Perks of Stardom (Zalety Sławy)</text:p>
        </text:list-item>
        <text:list-item>
          <text:p text:style-name="P95">Permanent Illusion (Permanentna Iluzja)</text:p>
        </text:list-item>
        <text:list-item>
          <text:p text:style-name="P95">Phase Detonation (Detonacja Fazowa)</text:p>
        </text:list-item>
        <text:list-item>
          <text:p text:style-name="P95">Phase Door (Drzwi Fazowa)</text:p>
        </text:list-item>
        <text:list-item>
          <text:p text:style-name="P95">Phase Foe (Wyfazowanie Wroga)</text:p>
        </text:list-item>
        <text:list-item>
          <text:p text:style-name="P95">Phase Sprint (Bieg Fazowy)</text:p>
        </text:list-item>
        <text:list-item>
          <text:p text:style-name="P95">Phased Atak (Atak Fazowy)</text:p>
        </text:list-item>
        <text:list-item>
          <text:p text:style-name="P95">Phased Pocket (Kieszeń Fazowa)</text:p>
        </text:list-item>
        <text:list-item>
          <text:p text:style-name="P95">Physical Skills (Umiejętności Fizyczne)</text:p>
        </text:list-item>
        <text:list-item>
          <text:p text:style-name="P95">Physically Gifter (Obdarzenie Fizyczne)</text:p>
        </text:list-item>
        <text:list-item>
          <text:p text:style-name="P95">Pierce (Przebicie)</text:p>
        </text:list-item>
        <text:list-item>
          <text:p text:style-name="P95">Pilot (Pilotaż)</text:p>
        </text:list-item>
        <text:list-item>
          <text:p text:style-name="P95">Play to the Crowd (Przemowa do Tłumu)</text:p>
        </text:list-item>
        <text:list-item>
          <text:p text:style-name="P95"><text:soft-page-break/>Poetic License (<text:span text:style-name="T31">Licentia Poetica</text:span>)</text:p>
        </text:list-item>
        <text:list-item>
          <text:p text:style-name="P96">Poison Crafter (Warzenie Trucizn)</text:p>
        </text:list-item>
        <text:list-item>
          <text:p text:style-name="P96">Poison Resistance (Odporność na Trucizny)</text:p>
        </text:list-item>
        <text:list-item>
          <text:p text:style-name="P96">Post-Apocalyptic Survivor (Ocalały z Apokalipsy)</text:p>
        </text:list-item>
        <text:list-item>
          <text:p text:style-name="P96">Power Strike (Potężne Uderzenie)</text:p>
        </text:list-item>
        <text:list-item>
          <text:p text:style-name="P96">Power Crash (Uderzenie Mocy)</text:p>
        </text:list-item>
        <text:list-item>
          <text:p text:style-name="P96">Power Memory (Pamięć Mocy)</text:p>
        </text:list-item>
        <text:list-item>
          <text:p text:style-name="P96">Powered Armor (Zasilany Pancerz)</text:p>
        </text:list-item>
        <text:list-item>
          <text:p text:style-name="P96">Powerful Rhetoric (Potężna Retoryka)</text:p>
        </text:list-item>
        <text:list-item>
          <text:p text:style-name="P96">Practiced in Armor (Wyszkolony w Zbroi)</text:p>
        </text:list-item>
        <text:list-item>
          <text:p text:style-name="P96">Practiced With All Weapons (Wyszkolony We Wszystkich Broniach)</text:p>
        </text:list-item>
        <text:list-item>
          <text:p text:style-name="P96">Practiced With Guns (Wyszkolony w Broni Palnej)</text:p>
        </text:list-item>
        <text:list-item>
          <text:p text:style-name="P96">Practiced with Medium Weapons (Wyszkolony w Średnich Broniach)</text:p>
        </text:list-item>
        <text:list-item>
          <text:p text:style-name="P96">Practiced With Swords (Wyszkolony w Mieczach)</text:p>
        </text:list-item>
        <text:list-item>
          <text:p text:style-name="P96">Precise Cut (Precyzyjne Cięcie)</text:p>
        </text:list-item>
        <text:list-item>
          <text:p text:style-name="P96">Precision (Precyzja)</text:p>
        </text:list-item>
        <text:list-item>
          <text:p text:style-name="P96">Precognition (Wizja Przyszłości)</text:p>
        </text:list-item>
        <text:list-item>
          <text:p text:style-name="P96">Predictive Equation (Prorocze Równanie)</text:p>
        </text:list-item>
        <text:list-item>
          <text:p text:style-name="P96">Predictive Model (Proroczy Model)</text:p>
        </text:list-item>
        <text:list-item>
          <text:p text:style-name="P96">Premonition (Wróżba)</text:p>
        </text:list-item>
        <text:list-item>
          <text:p text:style-name="P96">Preternatural Senses (Wyczulone Zmysły)</text:p>
        </text:list-item>
        <text:list-item>
          <text:p text:style-name="P96">Privileged Nobility (Przywileje Szlachty)</text:p>
        </text:list-item>
        <text:list-item>
          <text:p text:style-name="P96">Projection (Projekcja)</text:p>
        </text:list-item>
        <text:list-item>
          <text:p text:style-name="P96">Protective Wall (Mur Obronny)</text:p>
        </text:list-item>
        <text:list-item>
          <text:p text:style-name="P96">Protector (Obrońca)</text:p>
        </text:list-item>
        <text:list-item>
          <text:p text:style-name="P96">Pry Open (Przełamanie Obrony)</text:p>
        </text:list-item>
        <text:list-item>
          <text:p text:style-name="P96">Psychic Burst (Psioniczna Erupcja)</text:p>
        </text:list-item>
        <text:list-item>
          <text:p text:style-name="P96">Psychic Passenger (Psioniczny Pasażer)</text:p>
        </text:list-item>
        <text:list-item>
          <text:p text:style-name="P96">Psychic Suggestion (Psioniczna Sugestia)</text:p>
        </text:list-item>
        <text:list-item>
          <text:p text:style-name="P96">Psychokinetic Attack (Atak Psychokinetyczny)</text:p>
        </text:list-item>
        <text:list-item>
          <text:p text:style-name="P96">Psychosis (Psychoza)</text:p>
        </text:list-item>
        <text:list-item>
          <text:p text:style-name="P96">Pull a Fast One (Niezłe Oszustwo)</text:p>
        </text:list-item>
        <text:list-item>
          <text:p text:style-name="P96">Punish All the Guilty (Ukaranie Wszystkich Winnych)</text:p>
        </text:list-item>
        <text:list-item>
          <text:p text:style-name="P96">Punish The Guilty (Ukaranie Winnego)</text:p>
        </text:list-item>
        <text:list-item>
          <text:p text:style-name="P96">Push (Pchnięcie)</text:p>
        </text:list-item>
        <text:list-item>
          <text:p text:style-name="P96">Push Off and Throw (Odepchnięcie i Rzut)</text:p>
        </text:list-item>
        <text:list-item>
          <text:p text:style-name="P96">Push on Through (Parcie Dalej)</text:p>
        </text:list-item>
      </text:list>
      <text:p text:style-name="P97"/>
      <text:p text:style-name="P99">Q</text:p>
      <text:p text:style-name="P97"/>
      <text:list xml:id="list3459679879" text:style-name="L16">
        <text:list-item>
          <text:p text:style-name="P98">Quarry (Cel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2-22T06:01:47.181000000</dc:date>
    <meta:editing-duration>PT10H41M38S</meta:editing-duration>
    <meta:editing-cycles>30</meta:editing-cycles>
    <meta:document-statistic meta:table-count="0" meta:image-count="0" meta:object-count="0" meta:page-count="16" meta:paragraph-count="788" meta:word-count="4044" meta:character-count="27068" meta:non-whitespace-character-count="24577"/>
  </office:meta>
</office:document-meta>
</file>